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" manifest:media-type="application/vnd.sun.star.oleobject"/>
  <manifest:file-entry manifest:full-path="Object 1" manifest:media-type="application/vnd.sun.star.oleobject"/>
  <manifest:file-entry manifest:full-path="Object 17" manifest:media-type="application/vnd.sun.star.oleobjec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Object 15" manifest:media-type="application/vnd.sun.star.oleobject"/>
  <manifest:file-entry manifest:full-path="Object 16" manifest:media-type="application/vnd.sun.star.oleobject"/>
  <manifest:file-entry manifest:full-path="Object 4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" manifest:media-type="application/vnd.sun.star.oleobject"/>
  <manifest:file-entry manifest:full-path="Object 10" manifest:media-type="application/vnd.sun.star.oleobject"/>
  <manifest:file-entry manifest:full-path="Object 11" manifest:media-type="application/vnd.sun.star.oleobject"/>
  <manifest:file-entry manifest:full-path="Object 6" manifest:media-type="application/vnd.sun.star.oleobject"/>
  <manifest:file-entry manifest:full-path="Object 12" manifest:media-type="application/vnd.sun.star.oleobject"/>
  <manifest:file-entry manifest:full-path="Object 7" manifest:media-type="application/vnd.sun.star.oleobject"/>
  <manifest:file-entry manifest:full-path="Object 13" manifest:media-type="application/vnd.sun.star.oleobject"/>
  <manifest:file-entry manifest:full-path="Object 8" manifest:media-type="application/vnd.sun.star.oleobject"/>
  <manifest:file-entry manifest:full-path="Object 14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settings.xml" manifest:media-type="text/xml"/>
  <manifest:file-entry manifest:full-path="Object 3" manifest:media-type="application/vnd.sun.star.oleobject"/>
  <manifest:file-entry manifest:full-path="Pictures/100000070000001400000014868C3FEE3073245B.png" manifest:media-type="image/png"/>
  <manifest:file-entry manifest:full-path="Pictures/100002000000001400000014DBB31B4D347939B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Arial Black" svg:font-family="'Arial Black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6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2.01cm" draw:visible-area-height="1.323cm" draw:ole-draw-aspect="1"/>
    </style:style>
    <style:style style:name="gr3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0.793cm" draw:visible-area-height="1.269cm" draw:ole-draw-aspect="1"/>
    </style:style>
    <style:style style:name="gr4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2.516cm" draw:visible-area-height="2.037cm" draw:ole-draw-aspect="1"/>
    </style:style>
    <style:style style:name="gr5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3.28cm" draw:visible-area-height="9.843cm" draw:ole-draw-aspect="1"/>
    </style:style>
    <style:style style:name="gr6" style:family="graphic" style:parent-style-name="standard">
      <style:graphic-properties draw:stroke="none" draw:fill="none" draw:fill-color="#9ce157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000044"/>
    </style:style>
    <style:style style:name="gr7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1.772cm" draw:visible-area-height="4.391cm" draw:ole-draw-aspect="1"/>
    </style:style>
    <style:style style:name="gr8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9.761cm" draw:visible-area-height="1.057cm" draw:ole-draw-aspect="1"/>
    </style:style>
    <style:style style:name="gr9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7.989cm" draw:visible-area-height="1.825cm" draw:ole-draw-aspect="1"/>
    </style:style>
    <style:style style:name="gr10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0.158cm" draw:visible-area-height="3.44cm" draw:ole-draw-aspect="1"/>
    </style:style>
    <style:style style:name="gr11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8.52cm" draw:visible-area-height="0.952cm" draw:ole-draw-aspect="1"/>
    </style:style>
    <style:style style:name="gr12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7.619cm" draw:visible-area-height="1.032cm" draw:ole-draw-aspect="1"/>
    </style:style>
    <style:style style:name="gr13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7.594cm" draw:visible-area-height="0.899cm" draw:ole-draw-aspect="1"/>
    </style:style>
    <style:style style:name="gr14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0.158cm" draw:visible-area-height="2.195cm" draw:ole-draw-aspect="1"/>
    </style:style>
    <style:style style:name="gr15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7.144cm" draw:visible-area-height="12.645cm" draw:ole-draw-aspect="1"/>
    </style:style>
    <style:style style:name="gr16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-color="#000044" draw:visible-area-left="0cm" draw:visible-area-top="0cm" draw:visible-area-width="10.029cm" draw:visible-area-height="12.248cm" draw:ole-draw-aspect="1"/>
    </style:style>
    <style:style style:name="pr1" style:family="presentation" style:parent-style-name="제목1-title">
      <style:graphic-properties draw:stroke="none" draw:fill="none" draw:fill-color="#9ce157" draw:textarea-horizontal-align="left" draw:textarea-vertical-align="middle" draw:auto-grow-height="false" draw:auto-grow-width="false" fo:min-height="5.033cm" fo:min-width="0cm" fo:padding-top="0.13cm" fo:padding-bottom="0.13cm" fo:padding-left="0.25cm" fo:padding-right="0.25cm" fo:wrap-option="wrap" draw:shadow-color="#000044"/>
    </style:style>
    <style:style style:name="pr2" style:family="presentation" style:parent-style-name="제목1-subtitle">
      <style:graphic-properties draw:stroke="none" draw:fill="none" draw:fill-color="#9ce157" draw:textarea-horizontal-align="justify" draw:textarea-vertical-align="middle" draw:auto-grow-height="false" draw:auto-grow-width="false" fo:min-height="4.406cm" fo:min-width="0cm" fo:padding-top="0.13cm" fo:padding-bottom="0.13cm" fo:padding-left="0.25cm" fo:padding-right="0.25cm" fo:wrap-option="wrap" draw:shadow-color="#000044"/>
    </style:style>
    <style:style style:name="pr3" style:family="presentation" style:parent-style-name="제목1-notes">
      <style:graphic-properties draw:fill-color="#ffffff" fo:min-height="11.429cm"/>
    </style:style>
    <style:style style:name="pr4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1.856cm" fo:min-width="0cm" fo:padding-top="0.13cm" fo:padding-bottom="0.13cm" fo:padding-left="0.25cm" fo:padding-right="0.25cm" fo:wrap-option="wrap" draw:shadow-color="#000044"/>
    </style:style>
    <style:style style:name="pr5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000044"/>
    </style:style>
    <style:style style:name="pr6" style:family="presentation" style:parent-style-name="기본값-notes">
      <style:graphic-properties draw:fill-color="#ffffff" fo:min-height="11.429cm"/>
    </style:style>
    <style:style style:name="pr7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fo:wrap-option="wrap" draw:shadow-color="#000044"/>
    </style:style>
    <style:style style:name="pr8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13.288cm" fo:min-width="0cm" fo:padding-top="0.13cm" fo:padding-bottom="0.13cm" fo:padding-left="0.25cm" fo:padding-right="0.25cm" fo:wrap-option="wrap" draw:shadow-color="#000044"/>
    </style:style>
    <style:style style:name="pr9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12.018cm" fo:min-width="0cm" fo:padding-top="0.13cm" fo:padding-bottom="0.13cm" fo:padding-left="0.25cm" fo:padding-right="0.25cm" fo:wrap-option="wrap" draw:shadow-color="#000044"/>
    </style:style>
    <style:style style:name="pr10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1.689cm" fo:min-width="0cm" fo:padding-top="0.13cm" fo:padding-bottom="0.13cm" fo:padding-left="0.25cm" fo:padding-right="0.25cm" fo:wrap-option="wrap" draw:shadow-color="#000044"/>
    </style:style>
    <style:style style:name="pr11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10.748cm" fo:min-width="0cm" fo:padding-top="0.13cm" fo:padding-bottom="0.13cm" fo:padding-left="0.25cm" fo:padding-right="0.25cm" fo:wrap-option="wrap" draw:shadow-color="#000044"/>
    </style:style>
    <style:style style:name="pr12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1.349cm" fo:min-width="0cm" fo:padding-top="0.13cm" fo:padding-bottom="0.13cm" fo:padding-left="0.25cm" fo:padding-right="0.25cm" fo:wrap-option="wrap" draw:shadow-color="#000044"/>
    </style:style>
    <style:style style:name="pr13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14.769cm" fo:min-width="0cm" fo:padding-top="0.13cm" fo:padding-bottom="0.13cm" fo:padding-left="0.25cm" fo:padding-right="0.25cm" fo:wrap-option="wrap" draw:shadow-color="#000044"/>
    </style:style>
    <style:style style:name="pr14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3.382cm" fo:min-width="0cm" fo:padding-top="0.13cm" fo:padding-bottom="0.13cm" fo:padding-left="0.25cm" fo:padding-right="0.25cm" fo:wrap-option="wrap" draw:shadow-color="#000044"/>
    </style:style>
    <style:style style:name="pr15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11.383cm" fo:min-width="0cm" fo:padding-top="0.13cm" fo:padding-bottom="0.13cm" fo:padding-left="0.25cm" fo:padding-right="0.25cm" fo:wrap-option="wrap" draw:shadow-color="#000044"/>
    </style:style>
    <style:style style:name="pr16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1.863cm" fo:min-width="0cm" fo:padding-top="0.127cm" fo:padding-bottom="0.127cm" fo:padding-left="0.254cm" fo:padding-right="0.254cm" fo:wrap-option="wrap" draw:shadow-color="#000044"/>
    </style:style>
    <style:style style:name="pr17" style:family="presentation" style:parent-style-name="기본값-outline1">
      <style:graphic-properties draw:stroke="none" draw:fill="none" draw:fill-color="#9ce157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000044"/>
    </style:style>
    <style:style style:name="pr18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2.069cm" fo:min-width="0cm" fo:padding-top="0.13cm" fo:padding-bottom="0.13cm" fo:padding-left="0.25cm" fo:padding-right="0.25cm" fo:wrap-option="wrap" draw:shadow-color="#000044"/>
    </style:style>
    <style:style style:name="pr19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2.704cm" fo:min-width="0cm" fo:padding-top="0.13cm" fo:padding-bottom="0.13cm" fo:padding-left="0.25cm" fo:padding-right="0.25cm" fo:wrap-option="wrap" draw:shadow-color="#000044"/>
    </style:style>
    <style:style style:name="pr20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7.784cm" fo:min-width="0cm" fo:padding-top="0.13cm" fo:padding-bottom="0.13cm" fo:padding-left="0.25cm" fo:padding-right="0.25cm" fo:wrap-option="wrap" draw:shadow-color="#000044"/>
    </style:style>
    <style:style style:name="pr21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3.724cm" fo:min-width="0cm" fo:padding-top="0.127cm" fo:padding-bottom="0.127cm" fo:padding-left="0.254cm" fo:padding-right="0.254cm" fo:wrap-option="wrap" draw:shadow-color="#000044"/>
    </style:style>
    <style:style style:name="pr22" style:family="presentation" style:parent-style-name="기본값-title">
      <style:graphic-properties draw:stroke="none" draw:fill="none" draw:fill-color="#9ce157" draw:textarea-horizontal-align="justify" draw:textarea-vertical-align="middle" draw:auto-grow-height="true" draw:auto-grow-width="false" fo:min-height="1.35cm" fo:min-width="0cm" fo:padding-top="0.13cm" fo:padding-bottom="0.13cm" fo:padding-left="0.25cm" fo:padding-right="0.25cm" fo:wrap-option="wrap" draw:shadow-color="#000044"/>
    </style:style>
    <style:style style:name="pr23" style:family="presentation" style:parent-style-name="기본값-outline1">
      <style:graphic-properties draw:stroke="none" draw:fill="none" draw:fill-color="#9ce157" draw:textarea-horizontal-align="left" draw:textarea-vertical-align="top" draw:auto-grow-height="false" draw:auto-grow-width="false" draw:fit-to-size="shrink-to-fit" fo:min-height="13.711cm" fo:min-width="0cm" fo:padding-top="0.13cm" fo:padding-bottom="0.13cm" fo:padding-left="0.25cm" fo:padding-right="0.25cm" fo:wrap-option="wrap" draw:shadow-color="#000044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9ce157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cm" fo:margin-right="0cm" fo:margin-top="0.211cm" fo:margin-bottom="0cm" fo:line-height="90%" fo:text-indent="0cm"/>
    </style:style>
    <style:style style:name="P9" style:family="paragraph">
      <style:paragraph-properties fo:margin-left="0cm" fo:margin-right="0cm" fo:margin-top="0.176cm" fo:margin-bottom="0cm" fo:line-height="90%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176cm" fo:margin-bottom="0cm" fo:text-indent="0cm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211cm" fo:margin-bottom="0cm" fo:text-indent="-0.952cm"/>
    </style:style>
    <style:style style:name="P14" style:family="paragraph">
      <loext:graphic-properties draw:fill="none" draw:fill-color="#9ce157"/>
      <style:paragraph-properties fo:text-align="center" style:writing-mode="lr-tb"/>
    </style:style>
    <style:style style:name="P15" style:family="paragraph">
      <style:paragraph-properties fo:margin-left="0cm" fo:margin-right="0cm" fo:margin-top="0.282cm" fo:margin-bottom="0cm" fo:line-height="90%" fo:text-indent="0cm"/>
    </style:style>
    <style:style style:name="P16" style:family="paragraph">
      <loext:graphic-properties draw:fill="none" draw:fill-color="#9ce157"/>
      <style:paragraph-properties fo:margin-left="0cm" fo:margin-right="0cm" fo:text-indent="0cm" style:writing-mode="lr-tb" style:font-independent-line-spacing="true"/>
    </style:style>
    <style:style style:name="P17" style:family="paragraph">
      <style:paragraph-properties fo:margin-left="0.952cm" fo:margin-right="0cm" fo:margin-top="0.246cm" fo:margin-bottom="0cm" fo:text-indent="-0.952cm"/>
    </style:style>
    <style:style style:name="P18" style:family="paragraph">
      <style:paragraph-properties fo:margin-left="0.952cm" fo:margin-right="0cm" fo:margin-top="0.246cm" fo:margin-bottom="0cm" fo:text-align="center" fo:text-indent="-0.952cm"/>
    </style:style>
    <style:style style:name="P19" style:family="paragraph">
      <style:paragraph-properties fo:margin-left="0.952cm" fo:margin-right="0cm" fo:margin-top="0.246cm" fo:margin-bottom="0cm" fo:line-height="90%" fo:text-indent="-0.952cm"/>
    </style:style>
    <style:style style:name="P20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952cm" fo:margin-right="0cm" fo:margin-top="0.211cm" fo:margin-bottom="0cm" fo:line-height="90%" fo:text-indent="-0.952cm"/>
    </style:style>
    <style:style style:name="T1" style:family="text">
      <style:text-properties fo:font-size="40pt" fo:language="tr" fo:country="TR" style:font-size-asian="40pt" style:language-asian="tr" style:country-asian="TR" style:font-size-complex="40pt" style:language-complex="tr" style:country-complex="TR"/>
    </style:style>
    <style:style style:name="T2" style:family="text">
      <style:text-properties fo:language="tr" fo:country="TR" style:language-asian="tr" style:country-asian="TR" style:language-complex="tr" style:country-complex="TR"/>
    </style:style>
    <style:style style:name="T3" style:family="text">
      <style:text-properties fo:language="tr" fo:country="TR" style:text-underline-style="solid" style:text-underline-width="auto" style:text-underline-color="font-color" style:language-asian="tr" style:country-asian="TR" style:language-complex="tr" style:country-complex="TR"/>
    </style:style>
    <style:style style:name="T4" style:family="text">
      <style:text-properties fo:font-size="28pt" fo:language="tr" fo:country="TR" style:font-size-asian="28pt" style:language-asian="tr" style:country-asian="TR" style:font-size-complex="28pt" style:language-complex="tr" style:country-complex="TR"/>
    </style:style>
    <style:style style:name="T5" style:family="text">
      <style:text-properties fo:font-size="24pt" fo:language="tr" fo:country="TR" style:font-size-asian="24pt" style:language-asian="tr" style:country-asian="TR" style:font-size-complex="24pt" style:language-complex="tr" style:country-complex="TR"/>
    </style:style>
    <style:style style:name="T6" style:family="text">
      <style:text-properties fo:font-size="24pt" fo:language="tr" fo:country="TR" style:text-underline-style="solid" style:text-underline-width="auto" style:text-underline-color="font-color" style:font-size-asian="24pt" style:language-asian="tr" style:country-asian="TR" style:font-size-complex="24pt" style:language-complex="tr" style:country-complex="TR"/>
    </style:style>
    <style:style style:name="T7" style:family="text">
      <style:text-properties fo:font-size="20pt" fo:language="tr" fo:country="TR" style:font-size-asian="20pt" style:language-asian="tr" style:country-asian="TR" style:font-size-complex="20pt" style:language-complex="tr" style:country-complex="TR"/>
    </style:style>
    <style:style style:name="T8" style:family="text">
      <style:text-properties style:text-position="-25% 58%" fo:font-size="24pt" fo:language="tr" fo:country="TR" style:font-size-asian="24pt" style:language-asian="tr" style:country-asian="TR" style:font-size-complex="24pt" style:language-complex="tr" style:country-complex="TR"/>
    </style:style>
    <style:style style:name="T9" style:family="text">
      <style:text-properties style:font-name="Symbol" fo:font-size="24pt" fo:language="tr" fo:country="TR" style:font-name-asian="Symbol" style:font-size-asian="24pt" style:language-asian="tr" style:country-asian="TR" style:font-name-complex="Symbol" style:font-size-complex="24pt" style:language-complex="tr" style:country-complex="TR"/>
    </style:style>
    <style:style style:name="T10" style:family="text">
      <style:text-properties style:text-position="-25% 58%" fo:font-size="20pt" fo:language="tr" fo:country="TR" style:font-size-asian="20pt" style:language-asian="tr" style:country-asian="TR" style:font-size-complex="20pt" style:language-complex="tr" style:country-complex="TR"/>
    </style:style>
    <style:style style:name="T11" style:family="text">
      <style:text-properties style:font-name="Symbol" fo:font-size="20pt" fo:language="tr" fo:country="TR" style:font-name-asian="Symbol" style:font-size-asian="20pt" style:language-asian="tr" style:country-asian="TR" style:font-name-complex="Symbol" style:font-size-complex="20pt" style:language-complex="tr" style:country-complex="TR"/>
    </style:style>
    <style:style style:name="T12" style:family="text">
      <style:text-properties fo:font-size="32pt" fo:language="tr" fo:country="TR" style:font-size-asian="32pt" style:language-asian="tr" style:country-asian="TR" style:font-size-complex="32pt" style:language-complex="tr" style:country-complex="TR"/>
    </style:style>
    <style:style style:name="T13" style:family="text">
      <style:text-properties style:text-position="-25% 58%" fo:language="tr" fo:country="TR" style:language-asian="tr" style:country-asian="TR" style:language-complex="tr" style:country-complex="TR"/>
    </style:style>
    <style:style style:name="T14" style:family="text">
      <style:text-properties style:font-name="Symbol" fo:language="tr" fo:country="TR" style:font-name-asian="Symbol" style:language-asian="tr" style:country-asian="TR" style:font-name-complex="Symbol" style:language-complex="tr" style:country-complex="TR"/>
    </style:style>
    <style:style style:name="T15" style:family="text">
      <style:text-properties fo:color="#ffffff" fo:language="tr" fo:country="TR" style:language-asian="tr" style:country-asian="TR" style:language-complex="tr" style:country-complex="TR"/>
    </style:style>
    <style:style style:name="T16" style:family="text">
      <style:text-properties fo:color="#ffffff" style:font-name="Symbol" fo:language="tr" fo:country="TR" style:font-name-asian="Symbol" style:language-asian="tr" style:country-asian="TR" style:font-name-complex="Symbol" style:language-complex="tr" style:country-complex="TR"/>
    </style:style>
    <style:style style:name="T17" style:family="text">
      <style:text-properties fo:color="#ffffff" style:text-position="-25% 58%" fo:language="tr" fo:country="TR" style:language-asian="tr" style:country-asian="TR" style:language-complex="tr" style:country-complex="TR"/>
    </style:style>
    <style:style style:name="T18" style:family="text">
      <style:text-properties style:font-name="Symbol" fo:font-size="28pt" fo:language="tr" fo:country="TR" style:font-name-asian="Symbol" style:font-size-asian="28pt" style:language-asian="tr" style:country-asian="TR" style:font-name-complex="Symbol" style:font-size-complex="28pt" style:language-complex="tr" style:country-complex="TR"/>
    </style:style>
    <style:style style:name="T19" style:family="text">
      <style:text-properties style:text-position="30% 58%" fo:font-size="28pt" fo:language="tr" fo:country="TR" style:font-size-asian="28pt" style:language-asian="tr" style:country-asian="TR" style:font-size-complex="28pt" style:language-complex="tr" style:country-complex="TR"/>
    </style:style>
    <style:style style:name="T20" style:family="text">
      <style:text-properties style:text-position="30% 58%" style:font-name="Symbol" fo:font-size="28pt" fo:language="tr" fo:country="TR" style:font-name-asian="Symbol" style:font-size-asian="28pt" style:language-asian="tr" style:country-asian="TR" style:font-name-complex="Symbol" style:font-size-complex="28pt" style:language-complex="tr" style:country-complex="TR"/>
    </style:style>
    <style:style style:name="T21" style:family="text">
      <style:text-properties style:text-position="-25% 58%" fo:font-size="28pt" fo:language="tr" fo:country="TR" style:font-size-asian="28pt" style:language-asian="tr" style:country-asian="TR" style:font-size-complex="28pt" style:language-complex="tr" style:country-complex="TR"/>
    </style:style>
    <style:style style:name="T22" style:family="text">
      <style:text-properties style:text-position="30% 58%" fo:font-size="20pt" fo:language="tr" fo:country="TR" style:font-size-asian="20pt" style:language-asian="tr" style:country-asian="TR" style:font-size-complex="20pt" style:language-complex="tr" style:country-complex="TR"/>
    </style:style>
    <style:style style:name="T23" style:family="text">
      <style:text-properties style:text-position="30% 58%" style:font-name="Symbol" fo:font-size="20pt" fo:language="tr" fo:country="TR" style:font-name-asian="Symbol" style:font-size-asian="20pt" style:language-asian="tr" style:country-asian="TR" style:font-name-complex="Symbol" style:font-size-complex="20pt" style:language-complex="tr" style:country-complex="TR"/>
    </style:style>
    <text:list-style style:name="L1">
      <text:list-level-style-number text:level="1" style:num-format="">
        <style:list-level-properties/>
        <style:text-properties fo:color="#ffcc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85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ffcc00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f98d43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ce157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2663a0" fo:font-size="6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2663a0" fo:font-size="6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2663a0" fo:font-size="6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2663a0" fo:font-size="6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2663a0" fo:font-size="6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2663a0" fo:font-size="6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image text:level="1" xlink:href="Pictures/100002000000001400000014DBB31B4D347939BC.png" xlink:type="simple" xlink:show="embed" xlink:actuate="onLoad">
        <style:list-level-properties text:min-label-width="0.952cm" style:vertical-pos="middle" style:vertical-rel="line" fo:width="0.691cm" fo:height="0.691cm"/>
      </text:list-level-style-image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cc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f98d43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ce157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</text:list-style>
    <text:list-style style:name="L5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ffffff" fo:font-size="6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cc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f98d43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ce157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85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cc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f98d43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ce157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</text:list-style>
    <text:list-style style:name="L7">
      <text:list-level-style-number text:level="1" style:num-suffix="." style:num-format="1">
        <style:list-level-properties text:min-label-width="1.693cm"/>
        <style:text-properties fo:color="#ffffff" fo:font-size="85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cc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f98d43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ce157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9">
      <text:list-level-style-image text:level="1" xlink:href="Pictures/100002000000001400000014DBB31B4D347939BC.png" xlink:type="simple" xlink:show="embed" xlink:actuate="onLoad">
        <style:list-level-properties text:min-label-width="1.693cm" style:vertical-pos="middle" style:vertical-rel="line" fo:width="0.432cm" fo:height="0.432cm"/>
      </text:list-level-style-image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cc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f98d43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ce157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</text:list-style>
    <text:list-style style:name="L10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ffffff" fo:font-size="60%"/>
      </text:list-level-style-bullet>
      <text:list-level-style-number text:level="2" style:num-suffix="." style:num-format="1">
        <style:list-level-properties text:space-before="1.27cm" text:min-label-width="1.481cm"/>
        <style:text-properties fo:color="#ffcc00" fo:font-size="7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f98d43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ce157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663a0" fo:font-size="60%"/>
      </text:list-level-style-bullet>
    </text:list-style>
  </office:automatic-styles>
  <office:body>
    <office:presentation>
      <draw:page draw:name="Algorithms For Inverse Reinforcement Learning" draw:style-name="dp1" draw:master-page-name="제목1" presentation:presentation-page-layout-name="AL1T0">
        <draw:frame presentation:style-name="pr1" draw:text-style-name="P2" draw:layer="layout" svg:width="20.108cm" svg:height="5.292cm" svg:x="5.292cm" svg:y="5.08cm" presentation:class="title" presentation:user-transformed="true">
          <draw:text-box>
            <text:list text:style-name="L1">
              <text:list-header>
                <text:p text:style-name="P1"><text:span text:style-name="T1">Algorithms For Inverse Reinforcement Learning</text:span></text:p>
              </text:list-header>
            </text:list>
          </draw:text-box>
        </draw:frame>
        <draw:frame presentation:style-name="pr2" draw:text-style-name="P2" draw:layer="layout" svg:width="17.78cm" svg:height="4.665cm" svg:x="4.657cm" svg:y="12.699cm" presentation:class="subtitle" presentation:user-transformed="true">
          <draw:text-box>
            <text:list text:style-name="L2">
              <text:list-header>
                <text:p text:style-name="P3"><text:span text:style-name="T2">Presented by</text:span></text:p>
                <text:p text:style-name="P3"><text:span text:style-name="T2">Alp Sardağ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>
            <draw:text-box>
              <text:p>3가지 case</text:p>
              <text:p>1,2 - 모든 가능한 policy를 알고 있을때. </text:p>
              <text:p/>
              <text:p>즉 작거나 finite 한 state이기 때문에 모든 state에서 expert의 policy 를 알고 있다고 가정</text:p>
              <text:p/>
              <text:p>3, finite set에서만 policy를 알고 있을때. finite한 state 에서 reward fucntion을 approximation 하고 이걸 infinite state로 확장함 <text:s/>이게 더 realistic 하다</text:p>
              <text:p/>
              <text:p/>
            </draw:text-box>
          </draw:frame>
        </presentation:notes>
      </draw:page>
      <draw:page draw:name="Goal" draw:style-name="dp1" draw:master-page-name="기본값" presentation:presentation-page-layout-name="AL2T1">
        <draw:frame presentation:style-name="pr4" draw:text-style-name="P2" draw:layer="layout" svg:width="21.59cm" svg:height="2.123cm" svg:x="1.905cm" svg:y="2.22cm" presentation:class="title" presentation:user-transformed="true">
          <draw:text-box>
            <text:list text:style-name="L1">
              <text:list-header>
                <text:p text:style-name="P5"><text:span text:style-name="T2">Goal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3"><text:span text:style-name="T2">Given the observed optimal behaviour extract a reward function. It may be useful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">In apprenticeship learning</text:span></text:p>
                  </text:list-item>
                  <text:list-item>
                    <text:p text:style-name="P6"><text:span text:style-name="T2">For ascertaining the reward function being optimized by a natural system.</text:span></text:p>
                    <text:p text:style-name="P6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problem" draw:style-name="dp1" draw:master-page-name="기본값" presentation:presentation-page-layout-name="AL2T1">
        <draw:frame presentation:style-name="pr4" draw:text-style-name="P2" draw:layer="layout" svg:width="21.59cm" svg:height="2.123cm" svg:x="1.905cm" svg:y="2.22cm" presentation:class="title" presentation:user-transformed="true">
          <draw:text-box>
            <text:list text:style-name="L1">
              <text:list-header>
                <text:p text:style-name="P5"><text:span text:style-name="T2">The problem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3"><text:span text:style-name="T3">Given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">Measurements of an agent’s behaviour over time, in a variety of circumstances.</text:span></text:p>
                  </text:list-item>
                  <text:list-item>
                    <text:p text:style-name="P6"><text:span text:style-name="T2">Measurements of the sensory inputs to that agent.</text:span></text:p>
                  </text:list-item>
                  <text:list-item>
                    <text:p text:style-name="P6"><text:span text:style-name="T2">İf available, a model of the environment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Determine</text:span><text:span text:style-name="T2"> the reward function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urces of Motivation" draw:style-name="dp1" draw:master-page-name="기본값" presentation:presentation-page-layout-name="AL2T1">
        <draw:frame presentation:style-name="pr4" draw:text-style-name="P2" draw:layer="layout" svg:width="22.86cm" svg:height="2.123cm" svg:x="1.905cm" svg:y="2.22cm" presentation:class="title" presentation:user-transformed="true">
          <draw:text-box>
            <text:list text:style-name="L1">
              <text:list-header>
                <text:p text:style-name="P5"><text:span text:style-name="T2">Sources of Motivation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3"><text:span text:style-name="T2">The use of reinforcement learning and related methods as computaional models for animal and human learning.</text:span></text:p>
              </text:list-item>
              <text:list-item>
                <text:p text:style-name="P3"><text:span text:style-name="T2">The task of of constructing an intelligent agent that can behave successfully in a particular domain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rst Motivation" draw:style-name="dp1" draw:master-page-name="기본값" presentation:presentation-page-layout-name="AL2T1">
        <draw:frame presentation:style-name="pr7" draw:text-style-name="P2" draw:layer="layout" svg:width="21.59cm" svg:height="2.123cm" svg:x="1.905cm" svg:y="1.054cm" presentation:class="title" presentation:user-transformed="true">
          <draw:text-box>
            <text:list text:style-name="L1">
              <text:list-header>
                <text:p text:style-name="P5"><text:span text:style-name="T2">First Motivation</text:span></text:p>
              </text:list-header>
            </text:list>
          </draw:text-box>
        </draw:frame>
        <draw:frame presentation:style-name="pr8" draw:text-style-name="P2" draw:layer="layout" svg:width="21.802cm" svg:height="13.547cm" svg:x="1.905cm" svg:y="3.597cm" presentation:class="outline" presentation:user-transformed="true">
          <draw:text-box>
            <text:list text:style-name="L4">
              <text:list-item>
                <text:p text:style-name="P7"><text:span text:style-name="T4">Reinforcement learning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uported by behavioral studies and neurophysiological evidence that reinfocement learning occurs.</text:span></text:p>
                  </text:list-item>
                  <text:list-item>
                    <text:p text:style-name="P8"><text:span text:style-name="T6">Assumption:</text:span><text:span text:style-name="T5"> the reward function is fixed and known.</text:span></text:p>
                  </text:list-item>
                  <text:list-item>
                    <text:p text:style-name="P8"><text:span text:style-name="T5">In animal and human behaviour the reward function is an unknown to be ascertained through emperical investigation. </text:span></text:p>
                  </text:list-item>
                  <text:list-item>
                    <text:p text:style-name="P8"><text:span text:style-name="T5">Example: </text:span></text:p>
                    <text:list>
                      <text:list-item>
                        <text:p text:style-name="P9"><text:span text:style-name="T7">Bee foraging: the litteratture assumes reward is the simple saturating function of nectar content. The bee might weigh nectar ingestion against flight distance, time and risk from wind and predators.</text:span></text:p>
                        <text:p text:style-name="P9"><text:span text:style-name="T7"/></text:p>
                        <text:p text:style-name="P9"><text:span text:style-name="T7"/></text:p>
                        <text:p text:style-name="P9"><text:span text:style-name="T7"/></text:p>
                        <text:p text:style-name="P9"><text:span text:style-name="T7"/></text:p>
                      </text:list-item>
                    </text:list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ond Motivation" draw:style-name="dp1" draw:master-page-name="기본값" presentation:presentation-page-layout-name="AL2T1">
        <draw:frame presentation:style-name="pr7" draw:text-style-name="P2" draw:layer="layout" svg:width="21.59cm" svg:height="2.123cm" svg:x="1.905cm" svg:y="1.054cm" presentation:class="title" presentation:user-transformed="true">
          <draw:text-box>
            <text:list text:style-name="L1">
              <text:list-header>
                <text:p text:style-name="P5"><text:span text:style-name="T2">Second Motivation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4.657cm" presentation:class="outline" presentation:user-transformed="true">
          <draw:text-box>
            <text:list text:style-name="L4">
              <text:list-item>
                <text:p text:style-name="P3"><text:span text:style-name="T2">The task of constructing an intelligent agent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">An agent designer may have a rough idea of reward function.</text:span></text:p>
                  </text:list-item>
                  <text:list-item>
                    <text:p text:style-name="P6"><text:span text:style-name="T2">The entire field of reinforcement is founded on the assumption that the reward function is the most robust and transferrable definition of the tas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tation" draw:style-name="dp1" draw:master-page-name="기본값" presentation:presentation-page-layout-name="AL2T1">
        <draw:frame presentation:style-name="pr7" draw:text-style-name="P2" draw:layer="layout" svg:width="21.59cm" svg:height="2.123cm" svg:x="1.693cm" svg:y="1.054cm" presentation:class="title" presentation:user-transformed="true">
          <draw:text-box>
            <text:list text:style-name="L1">
              <text:list-header>
                <text:p text:style-name="P5"><text:span text:style-name="T2">Notation</text:span></text:p>
              </text:list-header>
            </text:list>
          </draw:text-box>
        </draw:frame>
        <draw:frame presentation:style-name="pr9" draw:text-style-name="P2" draw:layer="layout" svg:width="21.59cm" svg:height="12.277cm" svg:x="1.905cm" svg:y="3.809cm" presentation:class="outline" presentation:user-transformed="true">
          <draw:text-box>
            <text:list text:style-name="L4">
              <text:list-item>
                <text:p text:style-name="P10"><text:span text:style-name="T5">A (finite) MDP is a tuple (S,A,{P</text:span><text:span text:style-name="T8">sa</text:span><text:span text:style-name="T5">},</text:span><text:span text:style-name="T9"></text:span><text:span text:style-name="T5">,R) wher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S is a finite set of N states.</text:span></text:p>
                  </text:list-item>
                  <text:list-item>
                    <text:p text:style-name="P11"><text:span text:style-name="T7">A={a</text:span><text:span text:style-name="T10">1</text:span><text:span text:style-name="T7">,...,a</text:span><text:span text:style-name="T10">k</text:span><text:span text:style-name="T7">} is a set of k actions.</text:span></text:p>
                  </text:list-item>
                  <text:list-item>
                    <text:p text:style-name="P11"><text:span text:style-name="T7">P</text:span><text:span text:style-name="T10">sa</text:span><text:span text:style-name="T7">(.) are the state transition probabilities upon taking action a in state s.</text:span></text:p>
                  </text:list-item>
                  <text:list-item>
                    <text:p text:style-name="P12"><text:span text:style-name="T11"></text:span><text:span text:style-name="T7"> </text:span><text:span text:style-name="T11"></text:span><text:span text:style-name="T7">[0,1) is the discount factor.</text:span></text:p>
                  </text:list-item>
                  <text:list-item>
                    <text:p text:style-name="P11"><text:span text:style-name="T7">R:S</text:span><text:span text:style-name="T11"></text:span><text:span text:style-name="T7">{Real} is the reinforcement function.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5">The value function:</text:span></text:p>
                <text:p text:style-name="P10"><text:span text:style-name="T5"/></text:p>
              </text:list-item>
            </text:list>
            <text:list text:style-name="L6">
              <text:list-header>
                <text:p text:style-name="P13"><text:span text:style-name="T5"/></text:p>
              </text:list-header>
            </text:list>
            <text:list text:style-name="L4">
              <text:list-item>
                <text:p text:style-name="P10"><text:span text:style-name="T5">The Q-function:</text:span></text:p>
              </text:list-item>
            </text:list>
          </draw:text-box>
        </draw:frame>
        <draw:frame draw:style-name="gr2" draw:text-style-name="P14" draw:layer="layout" svg:width="15.663cm" svg:height="1.725cm" svg:x="3.387cm" svg:y="12.488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4" draw:layer="layout" svg:width="15.663cm" svg:height="1.843cm" svg:x="3.387cm" svg:y="15.875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tation Cont." draw:style-name="dp1" draw:master-page-name="기본값" presentation:presentation-page-layout-name="AL2T1">
        <draw:frame presentation:style-name="pr10" draw:text-style-name="P2" draw:layer="layout" svg:width="21.59cm" svg:height="1.954cm" svg:x="1.905cm" svg:y="0.844cm" presentation:class="title" presentation:user-transformed="true">
          <draw:text-box>
            <text:list text:style-name="L1">
              <text:list-header>
                <text:p text:style-name="P5"><text:span text:style-name="T1">Notation Cont.</text:span></text:p>
              </text:list-header>
            </text:list>
          </draw:text-box>
        </draw:frame>
        <draw:frame presentation:style-name="pr11" draw:text-style-name="P2" draw:layer="layout" svg:width="21.59cm" svg:height="11.007cm" svg:x="1.693cm" svg:y="3.174cm" presentation:class="outline" presentation:user-transformed="true">
          <draw:text-box>
            <text:list text:style-name="L4">
              <text:list-item>
                <text:p text:style-name="P7"><text:span text:style-name="T4">For discrete finite spaces all the functions R, V, P can be represented as vectors indexed by state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R whose i th elemnt is the reward for i th state.</text:span></text:p>
                  </text:list-item>
                  <text:list-item>
                    <text:p text:style-name="P8"><text:span text:style-name="T5">V is the vector whose i th element is the value function at state i.</text:span></text:p>
                  </text:list-item>
                  <text:list-item>
                    <text:p text:style-name="P8"><text:span text:style-name="T5">P</text:span><text:span text:style-name="T8">a</text:span><text:span text:style-name="T5"> is the N-by-N matrix such that its (i,j) element gives the probability of transioning to state j upon taking action a in state i.</text:span></text:p>
                  </text:list-item>
                  <text:list-item>
                    <text:p text:style-name="P8"><text:span text:style-name="T5">a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8.626cm" svg:height="3.034cm" svg:x="4.022cm" svg:y="12.912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sic Properties of MDP" draw:style-name="dp1" draw:master-page-name="기본값" presentation:presentation-page-layout-name="AL2T1">
        <draw:frame presentation:style-name="pr4" draw:text-style-name="P2" draw:layer="layout" svg:width="21.59cm" svg:height="2.123cm" svg:x="1.905cm" svg:y="2.22cm" presentation:class="title" presentation:user-transformed="true">
          <draw:text-box>
            <text:list text:style-name="L1">
              <text:list-header>
                <text:p text:style-name="P5"><text:span text:style-name="T2">Basic Properties of MDP</text:span></text:p>
              </text:list-header>
            </text:list>
          </draw:text-box>
        </draw:frame>
        <draw:frame draw:style-name="gr5" draw:text-style-name="P14" draw:layer="layout" svg:width="16.722cm" svg:height="12.391cm" svg:x="4.233cm" svg:y="4.445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verse Reinforcement learning" draw:style-name="dp1" draw:master-page-name="기본값" presentation:presentation-page-layout-name="AL2T1">
        <draw:frame presentation:style-name="pr12" draw:text-style-name="P2" draw:layer="layout" svg:width="21.59cm" svg:height="1.615cm" svg:x="1.693cm" svg:y="0.843cm" presentation:class="title" presentation:user-transformed="true">
          <draw:text-box>
            <text:list text:style-name="L1">
              <text:list-header>
                <text:p text:style-name="P5"><text:span text:style-name="T12">Inverse Reinforcement learning</text:span></text:p>
              </text:list-header>
            </text:list>
          </draw:text-box>
        </draw:frame>
        <draw:frame presentation:style-name="pr13" draw:text-style-name="P2" draw:layer="layout" svg:width="21.59cm" svg:height="15.028cm" svg:x="2.328cm" svg:y="3.387cm" presentation:class="outline" presentation:user-transformed="true">
          <draw:text-box>
            <text:list text:style-name="L4">
              <text:list-item>
                <text:p text:style-name="P15"><text:span text:style-name="T2">The inverse reinforcement learning problem is to find a reward function that can explain observed behaviour. We are give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A finite state space S.</text:span></text:p>
                  </text:list-item>
                  <text:list-item>
                    <text:p text:style-name="P7"><text:span text:style-name="T2">A set of k actions, A={a</text:span><text:span text:style-name="T13">1</text:span><text:span text:style-name="T2">,...,a</text:span><text:span text:style-name="T13">k</text:span><text:span text:style-name="T2">}.</text:span></text:p>
                  </text:list-item>
                  <text:list-item>
                    <text:p text:style-name="P7"><text:span text:style-name="T2">Transition probabilities {P</text:span><text:span text:style-name="T13">sa</text:span><text:span text:style-name="T2">}.</text:span></text:p>
                  </text:list-item>
                  <text:list-item>
                    <text:p text:style-name="P7"><text:span text:style-name="T2">A discount factor </text:span><text:span text:style-name="T14"></text:span><text:span text:style-name="T2"> and a policy </text:span><text:span text:style-name="T14"></text:span><text:span text:style-name="T2">.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2">The problem is to find the set of possible reward functions R such that </text:span><text:span text:style-name="T14"></text:span><text:span text:style-name="T2"> optimal policy.</text:span></text:p>
              </text:list-item>
            </text:list>
            <text:list text:style-name="L5">
              <text:list-item>
                <text:list>
                  <text:list-header>
                    <text:p text:style-name="P7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steps IRL in Finite State Space" draw:style-name="dp1" draw:master-page-name="기본값" presentation:presentation-page-layout-name="AL2T1">
        <draw:frame presentation:style-name="pr14" draw:text-style-name="P2" draw:layer="layout" svg:width="21.59cm" svg:height="3.647cm" svg:x="1.905cm" svg:y="0.21cm" presentation:class="title" presentation:user-transformed="true">
          <draw:text-box>
            <text:list text:style-name="L1">
              <text:list-header>
                <text:p text:style-name="P5"><text:span text:style-name="T1">The steps IRL in Finite State Space</text:span></text:p>
              </text:list-header>
            </text:list>
          </draw:text-box>
        </draw:frame>
        <draw:frame presentation:style-name="pr9" draw:text-style-name="P2" draw:layer="layout" svg:width="21.59cm" svg:height="12.277cm" svg:x="1.905cm" svg:y="4.232cm" presentation:class="outline" presentation:user-transformed="true">
          <draw:text-box>
            <text:list text:style-name="L7">
              <text:list-item>
                <text:p text:style-name="P3"><text:span text:style-name="T2">Find the set of all reward functions for which a given policy is optimal.</text:span></text:p>
              </text:list-item>
              <text:list-item>
                <text:p text:style-name="P3"><text:span text:style-name="T2">The set contains many degenerate solutions.</text:span></text:p>
              </text:list-item>
              <text:list-item>
                <text:p text:style-name="P3"><text:span text:style-name="T2">With a simple heuristic for removing this degeneracy, resulting in a linear programming solution to the IRL problem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Solution Set" draw:style-name="dp1" draw:master-page-name="기본값" presentation:presentation-page-layout-name="AL2T1">
        <draw:frame presentation:style-name="pr4" draw:text-style-name="P2" draw:layer="layout" svg:width="21.59cm" svg:height="2.123cm" svg:x="1.693cm" svg:y="0.844cm" presentation:class="title" presentation:user-transformed="true">
          <draw:text-box>
            <text:list text:style-name="L1">
              <text:list-header>
                <text:p text:style-name="P5"><text:span text:style-name="T2">The Solution Set</text:span></text:p>
              </text:list-header>
            </text:list>
          </draw:text-box>
        </draw:frame>
        <draw:custom-shape draw:style-name="gr6" draw:text-style-name="P16" draw:layer="layout" svg:width="22.003cm" svg:height="1.417cm" svg:x="1.905cm" svg:y="14.182cm">
          <text:list text:style-name="L8">
            <text:list-header>
              <text:p text:style-name="P5"><text:span text:style-name="T15">is necessary and sufficient for </text:span><text:span text:style-name="T16"></text:span><text:span text:style-name="T15">=a</text:span><text:span text:style-name="T17">1 </text:span><text:span text:style-name="T15">to be unique optimal polic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20.32cm" svg:height="7.58cm" svg:x="2.963cm" svg:y="5.08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problems" draw:style-name="dp1" draw:master-page-name="기본값" presentation:presentation-page-layout-name="AL2T1">
        <draw:frame presentation:style-name="pr4" draw:text-style-name="P2" draw:layer="layout" svg:width="21.59cm" svg:height="2.123cm" svg:x="1.905cm" svg:y="2.22cm" presentation:class="title" presentation:user-transformed="true">
          <draw:text-box>
            <text:list text:style-name="L1">
              <text:list-header>
                <text:p text:style-name="P5"><text:span text:style-name="T2">The problems</text:span></text:p>
              </text:list-header>
            </text:list>
          </draw:text-box>
        </draw:frame>
        <draw:frame presentation:style-name="pr15" draw:text-style-name="P2" draw:layer="layout" svg:width="21.59cm" svg:height="11.642cm" svg:x="1.905cm" svg:y="5.503cm" presentation:class="outline" presentation:user-transformed="true">
          <draw:text-box>
            <text:list text:style-name="L4">
              <text:list-item>
                <text:p text:style-name="P6"><text:span text:style-name="T4">R=0 is always a solution .</text:span></text:p>
              </text:list-item>
              <text:list-item>
                <text:p text:style-name="P6"><text:span text:style-name="T4">For most MDP s it also seems likely that there are many choices of R that meet criteria: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How do we decide which one of these many reinforcement functions to choose?</text:span></text:p>
              </text:list-item>
            </text:list>
          </draw:text-box>
        </draw:frame>
        <draw:frame draw:style-name="gr8" draw:text-style-name="P14" draw:layer="layout" svg:width="17.78cm" svg:height="1.927cm" svg:x="3.175cm" svg:y="9.948cm">
          <lo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P Formulation" draw:style-name="dp1" draw:master-page-name="기본값" presentation:presentation-page-layout-name="AL2T1">
        <draw:frame presentation:style-name="pr5" draw:text-style-name="P2" draw:layer="layout" svg:width="21.59cm" svg:height="11.43cm" svg:x="1.905cm" svg:y="3.81cm" presentation:class="outline" presentation:user-transformed="true">
          <draw:text-box>
            <text:list text:style-name="L4">
              <text:list-item>
                <text:p text:style-name="P6"><text:span text:style-name="T4">Linear programming can be used to find a feasible point of the constraints in equation:</text:span></text:p>
                <text:p text:style-name="P6"><text:span text:style-name="T4"/></text:p>
              </text:list-item>
            </text:list>
            <text:list text:style-name="L6">
              <text:list-header>
                <text:p text:style-name="P17"><text:span text:style-name="T4"/></text:p>
                <text:p text:style-name="P17"><text:span text:style-name="T4"/></text:p>
              </text:list-header>
            </text:list>
            <text:list text:style-name="L4">
              <text:list-item>
                <text:p text:style-name="P6"><text:span text:style-name="T4">Favor solutions that make any single-step deviation from </text:span><text:span text:style-name="T18"></text:span><text:span text:style-name="T4"> as costly as possible.</text:span></text:p>
              </text:list-item>
            </text:list>
            <text:list text:style-name="L6">
              <text:list-header>
                <text:p text:style-name="P17"><text:span text:style-name="T4"/></text:p>
              </text:list-header>
            </text:list>
          </draw:text-box>
        </draw:frame>
        <draw:frame presentation:style-name="pr16" draw:text-style-name="P2" draw:layer="layout" svg:width="21.59cm" svg:height="2.117cm" svg:x="1.905cm" svg:y="1.269cm" presentation:class="title" presentation:user-transformed="true">
          <draw:text-box>
            <text:list text:style-name="L1">
              <text:list-header>
                <text:p text:style-name="P5"><text:span text:style-name="T2">LP Formulation</text:span></text:p>
              </text:list-header>
            </text:list>
          </draw:text-box>
        </draw:frame>
        <draw:frame draw:style-name="gr8" draw:text-style-name="P14" draw:layer="layout" svg:width="14.394cm" svg:height="1.561cm" svg:x="5.503cm" svg:y="7.62cm">
          <lo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4" draw:layer="layout" svg:width="8.678cm" svg:height="1.825cm" svg:x="7.197cm" svg:y="14.182cm">
          <lo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enalty Terms" draw:style-name="dp1" draw:master-page-name="기본값" presentation:presentation-page-layout-name="AL2T1">
        <draw:frame presentation:style-name="pr7" draw:text-style-name="P2" draw:layer="layout" svg:width="21.59cm" svg:height="2.123cm" svg:x="1.693cm" svg:y="1.266cm" presentation:class="title" presentation:user-transformed="true">
          <draw:text-box>
            <text:list text:style-name="L1">
              <text:list-header>
                <text:p text:style-name="P5"><text:span text:style-name="T2">Penalty Terms</text:span></text:p>
              </text:list-header>
            </text:list>
          </draw:text-box>
        </draw:frame>
        <draw:frame presentation:style-name="pr17" draw:text-style-name="P2" draw:layer="layout" svg:width="21.59cm" svg:height="11.43cm" svg:x="1.905cm" svg:y="3.81cm" presentation:class="outline" presentation:user-transformed="true">
          <draw:text-box>
            <text:list text:style-name="L4">
              <text:list-item>
                <text:p text:style-name="P6"><text:span text:style-name="T4">Small rewards are “simpler” and preferable. Optionally add to the objective function a weight decay like penalty:</text:span></text:p>
              </text:list-item>
            </text:list>
            <text:list text:style-name="L6">
              <text:list-header>
                <text:p text:style-name="P18"><text:span text:style-name="T4">-</text:span><text:span text:style-name="T18"></text:span><text:span text:style-name="T4">||R|| </text:span></text:p>
              </text:list-header>
            </text:list>
            <text:list text:style-name="L4">
              <text:list-item>
                <text:p text:style-name="P6"><text:span text:style-name="T4">where </text:span><text:span text:style-name="T18"></text:span><text:span text:style-name="T4"> is an adjustable penalty coefficient that balances between the twin goals of having small reinforcements, and of maximizing.</text:span></text:p>
              </text:list-item>
            </text:list>
          </draw:text-box>
        </draw:frame>
        <draw:frame draw:style-name="gr8" draw:text-style-name="P14" draw:layer="layout" svg:width="14.393cm" svg:height="1.561cm" svg:x="5.927cm" svg:y="14.605cm">
          <lo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utting all together" draw:style-name="dp1" draw:master-page-name="기본값" presentation:presentation-page-layout-name="AL2T1">
        <draw:frame presentation:style-name="pr4" draw:text-style-name="P2" draw:layer="layout" svg:width="21.59cm" svg:height="2.123cm" svg:x="1.905cm" svg:y="2.22cm" presentation:class="title" presentation:user-transformed="true">
          <draw:text-box>
            <text:list text:style-name="L1">
              <text:list-header>
                <text:p text:style-name="P5"><text:span text:style-name="T2">Putting all together</text:span></text:p>
              </text:list-header>
            </text:list>
          </draw:text-box>
        </draw:frame>
        <draw:frame presentation:style-name="pr18" draw:text-style-name="P2" draw:layer="layout" svg:width="21.59cm" svg:height="2.328cm" svg:x="1.905cm" svg:y="14.182cm" presentation:class="outline" presentation:user-transformed="true">
          <draw:text-box>
            <text:list text:style-name="L4">
              <text:list-item>
                <text:p text:style-name="P7"><text:span text:style-name="T4">Clearly, this may easily formulated as linear program and solved efficiently.</text:span></text:p>
              </text:list-item>
            </text:list>
          </draw:text-box>
        </draw:frame>
        <draw:frame draw:style-name="gr10" draw:text-style-name="P14" draw:layer="layout" svg:width="15.24cm" svg:height="5.159cm" svg:x="5.292cm" svg:y="6.562cm">
          <lo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user-transformed="true">
            <draw:text-box>
              <text:p>Pa(i) denotes the ith row of Pa</text:p>
            </draw:text-box>
          </draw:frame>
        </presentation:notes>
      </draw:page>
      <draw:page draw:name="Linear Function Approximation in Large State Spaces" draw:style-name="dp1" draw:master-page-name="기본값" presentation:presentation-page-layout-name="AL2T1">
        <draw:frame presentation:style-name="pr19" draw:text-style-name="P2" draw:layer="layout" svg:width="21.59cm" svg:height="2.969cm" svg:x="1.905cm" svg:y="1.797cm" presentation:class="title" presentation:user-transformed="true">
          <draw:text-box>
            <text:list text:style-name="L1">
              <text:list-header>
                <text:p text:style-name="P5"><text:span text:style-name="T12">Linear Function Approximation in Large State Space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text:style-name="P7"><text:span text:style-name="T4">The reward function is now: R:{Real}</text:span><text:span text:style-name="T19">n</text:span><text:span text:style-name="T20"></text:span><text:span text:style-name="T18"></text:span><text:span text:style-name="T4">{Real}</text:span></text:p>
              </text:list-item>
              <text:list-item>
                <text:p text:style-name="P7"><text:span text:style-name="T4">The linear approximation for the reward function:</text:span></text:p>
                <text:p text:style-name="P7"><text:span text:style-name="T4"/></text:p>
              </text:list-item>
            </text:list>
            <text:list text:style-name="L6">
              <text:list-header>
                <text:p text:style-name="P19"><text:span text:style-name="T4"/></text:p>
              </text:list-header>
            </text:list>
            <text:list text:style-name="L4">
              <text:list-header>
                <text:p text:style-name="P7"><text:span text:style-name="T4"/></text:p>
              </text:list-header>
            </text:list>
            <text:list text:style-name="L6">
              <text:list-header>
                <text:p text:style-name="P20"><text:span text:style-name="T4"><text:tab/></text:span><text:span text:style-name="T4">where </text:span><text:span text:style-name="T18"></text:span><text:span text:style-name="T21">1</text:span><text:span text:style-name="T4">,.., </text:span><text:span text:style-name="T18"></text:span><text:span text:style-name="T21">d</text:span><text:span text:style-name="T4"> are known basis function mapping S into Reals and the </text:span><text:span text:style-name="T18"></text:span><text:span text:style-name="T21">i</text:span><text:span text:style-name="T4"> are unknown parameters. <text:s/></text:span></text:p>
              </text:list-header>
            </text:list>
          </draw:text-box>
        </draw:frame>
        <draw:frame draw:style-name="gr11" draw:text-style-name="P14" draw:layer="layout" svg:width="14.394cm" svg:height="1.61cm" svg:x="4.868cm" svg:y="11.43cm">
          <loext:p draw:class-id="00000000-0000-0000-0000-000000000000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2T1">
        <draw:frame presentation:style-name="pr20" draw:text-style-name="P2" draw:layer="layout" svg:width="21.59cm" svg:height="8.043cm" svg:x="1.905cm" svg:y="8.254cm" presentation:class="outline" presentation:user-transformed="true">
          <draw:text-box>
            <text:list text:style-name="L4">
              <text:list-header>
                <text:p text:style-name="P7"><text:span text:style-name="T4"/></text:p>
              </text:list-header>
              <text:list-item>
                <text:p text:style-name="P8"><text:span text:style-name="T5">Our final linear programming formulation:</text:span></text:p>
              </text:list-item>
            </text:list>
            <text:list text:style-name="L6">
              <text:list-header>
                <text:p text:style-name="P21"><text:span text:style-name="T5"/></text:p>
              </text:list-header>
            </text:list>
            <text:list text:style-name="L4">
              <text:list-header>
                <text:p text:style-name="P7"><text:span text:style-name="T4"/></text:p>
              </text:list-header>
            </text:list>
            <text:list text:style-name="L6">
              <text:list-header>
                <text:p text:style-name="P19"><text:span text:style-name="T4"/></text:p>
                <text:p text:style-name="P21"><text:span text:style-name="T4"><text:s text:c="3"/></text:span><text:span text:style-name="T5">where S</text:span><text:span text:style-name="T8">0</text:span><text:span text:style-name="T5"> is the subsamples of states. P is given by p(x)=x if x </text:span><text:span text:style-name="T9"></text:span><text:span text:style-name="T5"> 0, p(x)=2x otherwise.</text:span></text:p>
              </text:list-header>
            </text:list>
          </draw:text-box>
        </draw:frame>
        <draw:frame presentation:style-name="pr21" draw:text-style-name="P2" draw:layer="layout" svg:width="21.59cm" svg:height="3.978cm" svg:x="1.905cm" svg:y="1.292cm" presentation:class="title" presentation:user-transformed="true">
          <draw:text-box>
            <text:list text:style-name="L1">
              <text:list-header>
                <text:p text:style-name="P5"><text:span text:style-name="T12">Linear Function Approximation in Large State Spaces</text:span></text:p>
              </text:list-header>
            </text:list>
          </draw:text-box>
        </draw:frame>
        <draw:frame draw:style-name="gr12" draw:text-style-name="P14" draw:layer="layout" svg:width="9.101cm" svg:height="1.235cm" svg:x="7.197cm" svg:y="5.503cm">
          <loext:p draw:class-id="00000000-0000-0000-0000-000000000000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14" draw:layer="layout" svg:width="9.101cm" svg:height="1.08cm" svg:x="7.197cm" svg:y="7.62cm">
          <loext:p draw:class-id="00000000-0000-0000-0000-000000000000"/>
          <draw:object-ole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14" draw:layer="layout" svg:width="12.912cm" svg:height="2.792cm" svg:x="5.503cm" svg:y="11.218cm">
          <lo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RL from Sampled Trajectories" draw:style-name="dp1" draw:master-page-name="기본값" presentation:presentation-page-layout-name="AL2T1">
        <draw:frame presentation:style-name="pr22" draw:text-style-name="P2" draw:layer="layout" svg:width="21.59cm" svg:height="1.615cm" svg:x="1.905cm" svg:y="0.633cm" presentation:class="title" presentation:user-transformed="true">
          <draw:text-box>
            <text:list text:style-name="L1">
              <text:list-header>
                <text:p text:style-name="P5"><text:span text:style-name="T12">IRL from Sampled Trajectories</text:span></text:p>
              </text:list-header>
            </text:list>
          </draw:text-box>
        </draw:frame>
        <draw:frame presentation:style-name="pr23" draw:text-style-name="P2" draw:layer="layout" svg:width="21.59cm" svg:height="13.97cm" svg:x="1.905cm" svg:y="3.387cm" presentation:class="outline" presentation:user-transformed="true">
          <draw:text-box>
            <text:list text:style-name="L9">
              <text:list-item>
                <text:p text:style-name="P10"><text:span text:style-name="T7">In realistic case, the policy </text:span><text:span text:style-name="T11"></text:span><text:span text:style-name="T7"> is given only through a set of actual trajectories in state space where transition probabilities (P</text:span><text:span text:style-name="T10">a</text:span><text:span text:style-name="T7">) are unknown, instead assume we are able to simulate trajectories. The algorithm:</text:span><text:span text:style-name="T5"> 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7">For each </text:span><text:span text:style-name="T11"></text:span><text:span text:style-name="T7"> </text:span><text:span text:style-name="T22">k </text:span><text:span text:style-name="T7">run the simulation starting S</text:span><text:span text:style-name="T10">0</text:span><text:span text:style-name="T7">.</text:span></text:p>
                  </text:list-item>
                  <text:list-item>
                    <text:p text:style-name="P11"><text:span text:style-name="T7">Calculate V </text:span><text:span text:style-name="T23"></text:span><text:span text:style-name="T7"> (S</text:span><text:span text:style-name="T10">0</text:span><text:span text:style-name="T7">) for each </text:span><text:span text:style-name="T11"></text:span><text:span text:style-name="T7"> </text:span><text:span text:style-name="T22">k</text:span></text:p>
                  </text:list-item>
                  <text:list-item>
                    <text:p text:style-name="P11"><text:span text:style-name="T7">Our objective is to find </text:span><text:span text:style-name="T11"></text:span><text:span text:style-name="T10">i </text:span><text:span text:style-name="T7">s.t. :</text:span></text:p>
                    <text:p text:style-name="P11"><text:span text:style-name="T7"/></text:p>
                    <text:p text:style-name="P11"><text:span text:style-name="T7"/></text:p>
                    <text:p text:style-name="P11"><text:span text:style-name="T7"/></text:p>
                  </text:list-item>
                  <text:list-item>
                    <text:p text:style-name="P11"><text:span text:style-name="T7">A new setting </text:span><text:span text:style-name="T11"></text:span><text:span text:style-name="T10">i </text:span><text:span text:style-name="T7">s, hence a new Reward function.</text:span></text:p>
                  </text:list-item>
                  <text:list-item>
                    <text:p text:style-name="P11"><text:span text:style-name="T7">Repeat until large number of iterations or R with which we are satisfied.</text:span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10.16cm" svg:height="2.196cm" svg:x="4.868cm" svg:y="10.583cm">
          <loext:p draw:class-id="00000000-0000-0000-0000-000000000000"/>
          <draw:object-ole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s" draw:style-name="dp1" draw:master-page-name="기본값" presentation:presentation-page-layout-name="AL2T1">
        <draw:frame presentation:style-name="pr7" draw:text-style-name="P2" draw:layer="layout" svg:width="21.59cm" svg:height="2.123cm" svg:x="1.905cm" svg:y="1.054cm" presentation:class="title" presentation:user-transformed="true">
          <draw:text-box>
            <text:list text:style-name="L1">
              <text:list-header>
                <text:p text:style-name="P5"><text:span text:style-name="T2">Experiments</text:span></text:p>
              </text:list-header>
            </text:list>
          </draw:text-box>
        </draw:frame>
        <draw:frame draw:style-name="gr15" draw:text-style-name="P14" draw:layer="layout" svg:width="7.144cm" svg:height="12.647cm" svg:x="3.598cm" svg:y="4.022cm">
          <loext:p draw:class-id="00000000-0000-0000-0000-000000000000"/>
          <draw:object-ole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6" draw:text-style-name="P14" draw:layer="layout" svg:width="10.028cm" svg:height="12.673cm" svg:x="12.488cm" svg:y="4.022cm">
          <loext:p draw:class-id="00000000-0000-0000-0000-000000000000"/>
          <draw:object-ole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Arial Black" svg:font-family="'Arial Black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draw:gradient draw:name="Gradient_20_2" draw:display-name="Gradient 2" draw:style="linear" draw:start-color="#000044" draw:end-color="#000066" draw:start-intensity="100%" draw:end-intensity="100%" draw:angle="3150" draw:border="0%"/>
    <draw:gradient draw:name="Gradient_20_3" draw:display-name="Gradient 3" draw:style="linear" draw:start-color="#000044" draw:end-color="#000066" draw:start-intensity="100%" draw:end-intensity="100%" draw:angle="0" draw:border="0%"/>
    <draw:gradient draw:name="Gradient_20_4" draw:display-name="Gradient 4" draw:style="axial" draw:start-color="#000044" draw:end-color="#000066" draw:start-intensity="100%" draw:end-intensity="100%" draw:angle="2700" draw:border="0%"/>
    <draw:gradient draw:name="Gradient_20_5" draw:display-name="Gradient 5" draw:style="axial" draw:start-color="#2663a0" draw:end-color="#000066" draw:start-intensity="100%" draw:end-intensity="100%" draw:angle="2700" draw:border="0%"/>
    <draw:gradient draw:name="Gradient_20_6" draw:display-name="Gradient 6" draw:style="linear" draw:start-color="#000044" draw:end-color="#000066" draw:start-intensity="100%" draw:end-intensity="100%" draw:angle="0" draw:border="0%"/>
    <draw:gradient draw:name="Gradient_20_7" draw:display-name="Gradient 7" draw:style="axial" draw:start-color="#9ce157" draw:end-color="#000044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나눔고딕" style:font-family-asian="나눔고딕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000066" draw:textarea-horizontal-align="center" draw:textarea-vertical-align="middle" draw:shadow-color="#808080"/>
      <style:paragraph-properties fo:text-align="center"/>
    </style:style>
    <style:style style:name="기본값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기본값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기본값-notes" style:family="presentation">
      <style:graphic-properties draw:stroke="none" draw:fill="none">
        <text:list-style style:name="기본값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나눔고딕" style:font-family-asian="나눔고딕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기본값-outline1">
          <text:list-level-style-image text:level="1" xlink:href="Pictures/100002000000001400000014DBB31B4D347939BC.png" xlink:type="simple" xlink:show="embed" xlink:actuate="onLoad">
            <style:list-level-properties text:min-label-width="0.952cm" style:vertical-pos="middle" style:vertical-rel="line" fo:width="0.691cm" fo:height="0.691cm"/>
          </text:list-level-style-image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cc00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graphic-properties>
        <text:list-style style:name="기본값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cc00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2663a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기본값-outline3" style:family="presentation" style:parent-style-name="기본값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기본값-outline4" style:family="presentation" style:parent-style-name="기본값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5" style:family="presentation" style:parent-style-name="기본값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6" style:family="presentation" style:parent-style-name="기본값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7" style:family="presentation" style:parent-style-name="기본값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8" style:family="presentation" style:parent-style-name="기본값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9" style:family="presentation" style:parent-style-name="기본값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number text:level="1" style:num-format="">
            <style:list-level-properties/>
            <style:text-properties fo:color="#ffffff" fo:font-size="85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cc00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기본값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 Black" fo:font-family="'Arial Black'" style:font-family-generic="swiss" style:font-pitch="variable" fo:font-size="44pt" fo:font-style="normal" fo:text-shadow="none" style:text-underline-style="none" fo:font-weight="normal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제목1-background" style:family="presentation">
      <style:graphic-properties draw:stroke="none" draw:fill="solid" draw:fill-color="#000066" draw:textarea-horizontal-align="center" draw:textarea-vertical-align="middle" draw:shadow-color="#808080"/>
      <style:paragraph-properties fo:text-align="center"/>
    </style:style>
    <style:style style:name="제목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1-notes" style:family="presentation">
      <style:graphic-properties draw:stroke="none" draw:fill="none">
        <text:list-style style:name="제목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1-outline1" style:family="presentation">
      <style:graphic-properties draw:stroke="none" draw:fill="none" draw:auto-grow-height="false" draw:fit-to-size="shrink-to-fit">
        <text:list-style style:name="제목1-outline1">
          <text:list-level-style-number text:level="1" style:num-format="">
            <style:list-level-properties/>
            <style:text-properties fo:color="#ffffff" fo:font-size="85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cc00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-outline2" style:family="presentation" style:parent-style-name="제목1-outline1">
      <style:graphic-properties>
        <text:list-style style:name="제목1-outline2">
          <text:list-level-style-bullet text:level="1" text:bullet-char="•">
            <style:list-level-properties/>
            <style:text-properties fo:font-family="Arial" style:font-family-generic="swiss" style:font-pitch="variable" fo:color="#ffffff" fo:font-size="85%"/>
          </text:list-level-style-bullet>
          <text:list-level-style-number text:level="2" style:num-format="">
            <style:list-level-properties/>
            <style:text-properties fo:color="#ffcc00" fo:font-size="7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제목1-outline3" style:family="presentation" style:parent-style-name="제목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-outline4" style:family="presentation" style:parent-style-name="제목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5" style:family="presentation" style:parent-style-name="제목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6" style:family="presentation" style:parent-style-name="제목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7" style:family="presentation" style:parent-style-name="제목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8" style:family="presentation" style:parent-style-name="제목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9" style:family="presentation" style:parent-style-name="제목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subtitle" style:family="presentation">
      <style:graphic-properties draw:stroke="none" draw:fill="none" draw:fill-color="#9ce157" draw:textarea-horizontal-align="justify" draw:textarea-vertical-align="middle" draw:auto-grow-height="false" draw:auto-grow-width="false" fo:min-height="4.406cm" fo:min-width="0cm" fo:padding-top="0.13cm" fo:padding-bottom="0.13cm" fo:padding-left="0.25cm" fo:padding-right="0.25cm" fo:wrap-option="wrap" draw:shadow-color="#000044">
        <text:list-style style:name="제목1-subtitle">
          <text:list-level-style-number text:level="1" style:num-format="">
            <style:list-level-properties/>
            <style:text-properties fo:color="#ffffff" fo:font-size="85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cc00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-title" style:family="presentation">
      <style:graphic-properties draw:stroke="none" draw:fill="none" draw:fill-color="#9ce157" draw:textarea-horizontal-align="left" draw:textarea-vertical-align="middle" draw:auto-grow-height="false" draw:auto-grow-width="false" fo:min-height="5.032cm" fo:min-width="0cm" fo:padding-top="0.13cm" fo:padding-bottom="0.13cm" fo:padding-left="0.25cm" fo:padding-right="0.25cm" fo:wrap-option="wrap" draw:shadow-color="#000044">
        <text:list-style style:name="제목1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 Black" fo:font-family="'Arial Black'" style:font-family-generic="swiss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8.846cm" fo:min-width="7.159cm" fo:padding-top="0.13cm" fo:padding-bottom="0.13cm" fo:padding-left="0.25cm" fo:padding-right="0.25cm" fo:wrap-option="no-wrap" draw:shadow-color="#000044"/>
    </style:style>
    <style:style style:name="Mgr4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8.829cm" fo:min-width="7.16cm" fo:padding-top="0.13cm" fo:padding-bottom="0.13cm" fo:padding-left="0.25cm" fo:padding-right="0.25cm" fo:wrap-option="no-wrap" draw:shadow-color="#000044"/>
    </style:style>
    <style:style style:name="Mgr5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8.833cm" fo:min-width="7.169cm" fo:padding-top="0.13cm" fo:padding-bottom="0.13cm" fo:padding-left="0.25cm" fo:padding-right="0.25cm" fo:wrap-option="no-wrap" draw:shadow-color="#000044"/>
    </style:style>
    <style:style style:name="Mgr6" style:family="graphic" style:parent-style-name="standard">
      <style:graphic-properties draw:stroke="none" draw:fill="gradient" draw:fill-color="#000044" draw:fill-gradient-name="Gradient_20_3" draw:textarea-horizontal-align="left" draw:textarea-vertical-align="middle" draw:auto-grow-height="false" fo:min-height="18.807cm" fo:min-width="8.672cm" fo:padding-top="0.13cm" fo:padding-bottom="0.13cm" fo:padding-left="0.25cm" fo:padding-right="0.25cm" fo:wrap-option="no-wrap" draw:shadow-color="#000044"/>
    </style:style>
    <style:style style:name="Mgr7" style:family="graphic" style:parent-style-name="standard">
      <style:graphic-properties draw:stroke="none" draw:fill="gradient" draw:fill-color="#000044" draw:fill-gradient-name="Gradient_20_4" draw:textarea-horizontal-align="left" draw:textarea-vertical-align="middle" draw:auto-grow-height="false" fo:min-height="6.512cm" fo:min-width="14.952cm" fo:padding-top="0.13cm" fo:padding-bottom="0.13cm" fo:padding-left="0.25cm" fo:padding-right="0.25cm" fo:wrap-option="no-wrap" draw:shadow-color="#000044"/>
    </style:style>
    <style:style style:name="Mgr8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4.185cm" fo:min-width="10.718cm" fo:padding-top="0.13cm" fo:padding-bottom="0.13cm" fo:padding-left="0.25cm" fo:padding-right="0.25cm" fo:wrap-option="no-wrap" draw:shadow-color="#000044"/>
    </style:style>
    <style:style style:name="Mgr9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6.512cm" fo:min-width="14.952cm" fo:padding-top="0.13cm" fo:padding-bottom="0.13cm" fo:padding-left="0.25cm" fo:padding-right="0.25cm" fo:wrap-option="no-wrap" draw:shadow-color="#000044"/>
    </style:style>
    <style:style style:name="Mgr10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6.513cm" fo:min-width="14.951cm" fo:padding-top="0.13cm" fo:padding-bottom="0.13cm" fo:padding-left="0.25cm" fo:padding-right="0.25cm" fo:wrap-option="no-wrap" draw:shadow-color="#000044"/>
    </style:style>
    <style:style style:name="Mgr11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7.39cm" fo:min-width="15.349cm" fo:padding-top="0.13cm" fo:padding-bottom="0.13cm" fo:padding-left="0.25cm" fo:padding-right="0.25cm" fo:wrap-option="no-wrap" draw:shadow-color="#000044"/>
    </style:style>
    <style:style style:name="Mgr12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9.815cm" fo:min-width="4.303cm" fo:padding-top="0.13cm" fo:padding-bottom="0.13cm" fo:padding-left="0.25cm" fo:padding-right="0.25cm" fo:wrap-option="no-wrap" draw:shadow-color="#000044"/>
    </style:style>
    <style:style style:name="Mgr13" style:family="graphic" style:parent-style-name="standard">
      <style:graphic-properties draw:stroke="none" draw:fill="gradient" draw:fill-color="#000066" draw:fill-gradient-name="Gradient_20_6" draw:textarea-horizontal-align="left" draw:textarea-vertical-align="middle" draw:auto-grow-height="false" fo:min-height="1.644cm" fo:min-width="24.9cm" fo:padding-top="0.13cm" fo:padding-bottom="0.13cm" fo:padding-left="0.25cm" fo:padding-right="0.25cm" fo:wrap-option="no-wrap" draw:shadow-color="#000044"/>
    </style:style>
    <style:style style:name="Mgr14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.423cm" fo:min-width="7.159cm" fo:padding-top="0.13cm" fo:padding-bottom="0.13cm" fo:padding-left="0.25cm" fo:padding-right="0.25cm" fo:wrap-option="no-wrap" draw:shadow-color="#000044"/>
    </style:style>
    <style:style style:name="Mgr15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.419cm" fo:min-width="7.16cm" fo:padding-top="0.13cm" fo:padding-bottom="0.13cm" fo:padding-left="0.25cm" fo:padding-right="0.25cm" fo:wrap-option="no-wrap" draw:shadow-color="#000044"/>
    </style:style>
    <style:style style:name="Mgr16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.423cm" fo:min-width="7.169cm" fo:padding-top="0.13cm" fo:padding-bottom="0.13cm" fo:padding-left="0.25cm" fo:padding-right="0.25cm" fo:wrap-option="no-wrap" draw:shadow-color="#000044"/>
    </style:style>
    <style:style style:name="Mgr17" style:family="graphic" style:parent-style-name="standard">
      <style:graphic-properties draw:stroke="none" draw:fill="gradient" draw:fill-color="#000044" draw:fill-gradient-name="Gradient_20_3" draw:textarea-horizontal-align="left" draw:textarea-vertical-align="middle" draw:auto-grow-height="false" fo:min-height="1.419cm" fo:min-width="8.672cm" fo:padding-top="0.13cm" fo:padding-bottom="0.13cm" fo:padding-left="0.25cm" fo:padding-right="0.25cm" fo:wrap-option="no-wrap" draw:shadow-color="#000044"/>
    </style:style>
    <style:style style:name="Mgr18" style:family="graphic" style:parent-style-name="standard">
      <style:graphic-properties draw:stroke="none" draw:fill="solid" draw:fill-color="#000044" draw:opacity="50%" draw:textarea-horizontal-align="left" draw:textarea-vertical-align="middle" draw:auto-grow-height="false" fo:min-height="1.644cm" fo:min-width="24.9cm" fo:padding-top="0.13cm" fo:padding-bottom="0.13cm" fo:padding-left="0.25cm" fo:padding-right="0.25cm" fo:wrap-option="no-wrap" draw:shadow-color="#000044"/>
    </style:style>
    <style:style style:name="Mgr19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591cm" fo:min-width="4.069cm" fo:padding-top="0.13cm" fo:padding-bottom="0.13cm" fo:padding-left="0.25cm" fo:padding-right="0.25cm" fo:wrap-option="no-wrap" draw:shadow-color="#000044"/>
    </style:style>
    <style:style style:name="Mgr20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857cm" fo:min-width="4.174cm" fo:padding-top="0.13cm" fo:padding-bottom="0.13cm" fo:padding-left="0.25cm" fo:padding-right="0.25cm" fo:wrap-option="no-wrap" draw:shadow-color="#000044"/>
    </style:style>
    <style:style style:name="Mgr21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887cm" fo:min-width="4.059cm" fo:padding-top="0.13cm" fo:padding-bottom="0.13cm" fo:padding-left="0.25cm" fo:padding-right="0.25cm" fo:wrap-option="no-wrap" draw:shadow-color="#000044"/>
    </style:style>
    <style:style style:name="Mgr22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644cm" fo:min-width="15.163cm" fo:padding-top="0.13cm" fo:padding-bottom="0.13cm" fo:padding-left="0.25cm" fo:padding-right="0.25cm" fo:wrap-option="no-wrap" draw:shadow-color="#000044"/>
    </style:style>
    <style:style style:name="Mgr23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644cm" fo:min-width="6.274cm" fo:padding-top="0.13cm" fo:padding-bottom="0.13cm" fo:padding-left="0.25cm" fo:padding-right="0.25cm" fo:wrap-option="no-wrap" draw:shadow-color="#000044"/>
    </style:style>
    <style:style style:name="Mgr24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428cm" fo:min-width="5.374cm" fo:padding-top="0.13cm" fo:padding-bottom="0.13cm" fo:padding-left="0.25cm" fo:padding-right="0.25cm" fo:wrap-option="no-wrap" draw:shadow-color="#000044"/>
    </style:style>
    <style:style style:name="Mgr25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644cm" fo:min-width="9.66cm" fo:padding-top="0.13cm" fo:padding-bottom="0.13cm" fo:padding-left="0.25cm" fo:padding-right="0.25cm" fo:wrap-option="no-wrap" draw:shadow-color="#000044"/>
    </style:style>
    <style:style style:name="Mgr26" style:family="graphic" style:parent-style-name="standard">
      <style:graphic-properties draw:stroke="none" draw:fill="gradient" draw:fill-color="#9ce157" draw:fill-gradient-name="Gradient_20_7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000044"/>
    </style:style>
    <style:style style:name="Mgr27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8.847cm" fo:min-width="7.159cm" fo:padding-top="0.13cm" fo:padding-bottom="0.13cm" fo:padding-left="0.25cm" fo:padding-right="0.25cm" fo:wrap-option="no-wrap" draw:shadow-color="#000044"/>
    </style:style>
    <style:style style:name="Mgr28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8.83cm" fo:min-width="7.16cm" fo:padding-top="0.13cm" fo:padding-bottom="0.13cm" fo:padding-left="0.25cm" fo:padding-right="0.25cm" fo:wrap-option="no-wrap" draw:shadow-color="#000044"/>
    </style:style>
    <style:style style:name="Mgr29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8.834cm" fo:min-width="7.169cm" fo:padding-top="0.13cm" fo:padding-bottom="0.13cm" fo:padding-left="0.25cm" fo:padding-right="0.25cm" fo:wrap-option="no-wrap" draw:shadow-color="#000044"/>
    </style:style>
    <style:style style:name="Mgr30" style:family="graphic" style:parent-style-name="standard">
      <style:graphic-properties draw:stroke="none" draw:fill="gradient" draw:fill-color="#000044" draw:fill-gradient-name="Gradient_20_3" draw:textarea-horizontal-align="left" draw:textarea-vertical-align="middle" draw:auto-grow-height="false" fo:min-height="18.808cm" fo:min-width="8.672cm" fo:padding-top="0.13cm" fo:padding-bottom="0.13cm" fo:padding-left="0.25cm" fo:padding-right="0.25cm" fo:wrap-option="no-wrap" draw:shadow-color="#000044"/>
    </style:style>
    <style:style style:name="Mgr31" style:family="graphic" style:parent-style-name="standard">
      <style:graphic-properties draw:stroke="none" draw:fill="gradient" draw:fill-color="#000044" draw:fill-gradient-name="Gradient_20_4" draw:textarea-horizontal-align="left" draw:textarea-vertical-align="middle" draw:auto-grow-height="false" fo:min-height="6.513cm" fo:min-width="14.952cm" fo:padding-top="0.13cm" fo:padding-bottom="0.13cm" fo:padding-left="0.25cm" fo:padding-right="0.25cm" fo:wrap-option="no-wrap" draw:shadow-color="#000044"/>
    </style:style>
    <style:style style:name="Mgr32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4.185cm" fo:min-width="10.719cm" fo:padding-top="0.13cm" fo:padding-bottom="0.13cm" fo:padding-left="0.25cm" fo:padding-right="0.25cm" fo:wrap-option="no-wrap" draw:shadow-color="#000044"/>
    </style:style>
    <style:style style:name="Mgr33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6.513cm" fo:min-width="14.952cm" fo:padding-top="0.13cm" fo:padding-bottom="0.13cm" fo:padding-left="0.25cm" fo:padding-right="0.25cm" fo:wrap-option="no-wrap" draw:shadow-color="#000044"/>
    </style:style>
    <style:style style:name="Mgr34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7.391cm" fo:min-width="15.349cm" fo:padding-top="0.13cm" fo:padding-bottom="0.13cm" fo:padding-left="0.25cm" fo:padding-right="0.25cm" fo:wrap-option="no-wrap" draw:shadow-color="#000044"/>
    </style:style>
    <style:style style:name="Mgr35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6.514cm" fo:min-width="14.951cm" fo:padding-top="0.13cm" fo:padding-bottom="0.13cm" fo:padding-left="0.25cm" fo:padding-right="0.25cm" fo:wrap-option="no-wrap" draw:shadow-color="#000044"/>
    </style:style>
    <style:style style:name="Mgr36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9.816cm" fo:min-width="4.303cm" fo:padding-top="0.13cm" fo:padding-bottom="0.13cm" fo:padding-left="0.25cm" fo:padding-right="0.25cm" fo:wrap-option="no-wrap" draw:shadow-color="#000044"/>
    </style:style>
    <style:style style:name="Mgr37" style:family="graphic" style:parent-style-name="standard">
      <style:graphic-properties draw:stroke="none" draw:fill="gradient" draw:fill-color="#000066" draw:fill-gradient-name="Gradient_20_6" draw:textarea-horizontal-align="left" draw:textarea-vertical-align="middle" draw:auto-grow-height="false" fo:min-height="1.645cm" fo:min-width="24.9cm" fo:padding-top="0.13cm" fo:padding-bottom="0.13cm" fo:padding-left="0.25cm" fo:padding-right="0.25cm" fo:wrap-option="no-wrap" draw:shadow-color="#000044"/>
    </style:style>
    <style:style style:name="Mgr38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.424cm" fo:min-width="7.159cm" fo:padding-top="0.13cm" fo:padding-bottom="0.13cm" fo:padding-left="0.25cm" fo:padding-right="0.25cm" fo:wrap-option="no-wrap" draw:shadow-color="#000044"/>
    </style:style>
    <style:style style:name="Mgr39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.42cm" fo:min-width="7.16cm" fo:padding-top="0.13cm" fo:padding-bottom="0.13cm" fo:padding-left="0.25cm" fo:padding-right="0.25cm" fo:wrap-option="no-wrap" draw:shadow-color="#000044"/>
    </style:style>
    <style:style style:name="Mgr40" style:family="graphic" style:parent-style-name="standard">
      <style:graphic-properties draw:stroke="none" draw:fill="gradient" draw:fill-color="#000044" draw:fill-gradient-name="Gradient_20_2" draw:textarea-horizontal-align="left" draw:textarea-vertical-align="middle" draw:auto-grow-height="false" fo:min-height="1.424cm" fo:min-width="7.169cm" fo:padding-top="0.13cm" fo:padding-bottom="0.13cm" fo:padding-left="0.25cm" fo:padding-right="0.25cm" fo:wrap-option="no-wrap" draw:shadow-color="#000044"/>
    </style:style>
    <style:style style:name="Mgr41" style:family="graphic" style:parent-style-name="standard">
      <style:graphic-properties draw:stroke="none" draw:fill="gradient" draw:fill-color="#000044" draw:fill-gradient-name="Gradient_20_3" draw:textarea-horizontal-align="left" draw:textarea-vertical-align="middle" draw:auto-grow-height="false" fo:min-height="1.42cm" fo:min-width="8.672cm" fo:padding-top="0.13cm" fo:padding-bottom="0.13cm" fo:padding-left="0.25cm" fo:padding-right="0.25cm" fo:wrap-option="no-wrap" draw:shadow-color="#000044"/>
    </style:style>
    <style:style style:name="Mgr42" style:family="graphic" style:parent-style-name="standard">
      <style:graphic-properties draw:stroke="none" draw:fill="solid" draw:fill-color="#000044" draw:opacity="50%" draw:textarea-horizontal-align="left" draw:textarea-vertical-align="middle" draw:auto-grow-height="false" fo:min-height="1.645cm" fo:min-width="24.9cm" fo:padding-top="0.13cm" fo:padding-bottom="0.13cm" fo:padding-left="0.25cm" fo:padding-right="0.25cm" fo:wrap-option="no-wrap" draw:shadow-color="#000044"/>
    </style:style>
    <style:style style:name="Mgr43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592cm" fo:min-width="4.069cm" fo:padding-top="0.13cm" fo:padding-bottom="0.13cm" fo:padding-left="0.25cm" fo:padding-right="0.25cm" fo:wrap-option="no-wrap" draw:shadow-color="#000044"/>
    </style:style>
    <style:style style:name="Mgr44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856cm" fo:min-width="4.175cm" fo:padding-top="0.13cm" fo:padding-bottom="0.13cm" fo:padding-left="0.25cm" fo:padding-right="0.25cm" fo:wrap-option="no-wrap" draw:shadow-color="#000044"/>
    </style:style>
    <style:style style:name="Mgr45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887cm" fo:min-width="4.06cm" fo:padding-top="0.13cm" fo:padding-bottom="0.13cm" fo:padding-left="0.25cm" fo:padding-right="0.25cm" fo:wrap-option="no-wrap" draw:shadow-color="#000044"/>
    </style:style>
    <style:style style:name="Mgr46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645cm" fo:min-width="15.163cm" fo:padding-top="0.13cm" fo:padding-bottom="0.13cm" fo:padding-left="0.25cm" fo:padding-right="0.25cm" fo:wrap-option="no-wrap" draw:shadow-color="#000044"/>
    </style:style>
    <style:style style:name="Mgr47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645cm" fo:min-width="6.274cm" fo:padding-top="0.13cm" fo:padding-bottom="0.13cm" fo:padding-left="0.25cm" fo:padding-right="0.25cm" fo:wrap-option="no-wrap" draw:shadow-color="#000044"/>
    </style:style>
    <style:style style:name="Mgr48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429cm" fo:min-width="5.374cm" fo:padding-top="0.13cm" fo:padding-bottom="0.13cm" fo:padding-left="0.25cm" fo:padding-right="0.25cm" fo:wrap-option="no-wrap" draw:shadow-color="#000044"/>
    </style:style>
    <style:style style:name="Mgr49" style:family="graphic" style:parent-style-name="standard">
      <style:graphic-properties draw:stroke="none" draw:fill="gradient" draw:fill-color="#2663a0" draw:fill-gradient-name="Gradient_20_5" draw:textarea-horizontal-align="left" draw:textarea-vertical-align="middle" draw:auto-grow-height="false" fo:min-height="1.645cm" fo:min-width="9.66cm" fo:padding-top="0.13cm" fo:padding-bottom="0.13cm" fo:padding-left="0.25cm" fo:padding-right="0.25cm" fo:wrap-option="no-wrap" draw:shadow-color="#000044"/>
    </style:style>
    <style:style style:name="Mgr50" style:family="graphic" style:parent-style-name="standard">
      <style:graphic-properties draw:stroke="none" draw:fill="gradient" draw:fill-color="#000066" draw:fill-gradient-name="Gradient_20_6" draw:textarea-horizontal-align="left" draw:textarea-vertical-align="middle" draw:auto-grow-height="false" fo:min-height="2.28cm" fo:min-width="24.9cm" fo:padding-top="0.13cm" fo:padding-bottom="0.13cm" fo:padding-left="0.25cm" fo:padding-right="0.25cm" fo:wrap-option="no-wrap" draw:shadow-color="#000044"/>
    </style:style>
    <style:style style:name="Mgr51" style:family="graphic" style:parent-style-name="standard">
      <style:graphic-properties draw:stroke="none" draw:fill="solid" draw:fill-color="#000066" draw:textarea-horizontal-align="left" draw:textarea-vertical-align="middle" draw:auto-grow-height="false" fo:min-height="3.762cm" fo:min-width="24.9cm" fo:padding-top="0.13cm" fo:padding-bottom="0.13cm" fo:padding-left="0.25cm" fo:padding-right="0.25cm" fo:wrap-option="no-wrap" draw:shadow-color="#000044"/>
    </style:style>
    <style:style style:name="M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9ce157" draw:auto-grow-height="false" draw:auto-grow-width="false" fo:min-height="1.271cm" fo:min-width="0cm" fo:wrap-option="wrap"/>
    </style:style>
    <style:style style:name="Mpr2" style:family="presentation" style:parent-style-name="제목1-backgroundobjects" style:list-style-name="ML3">
      <style:graphic-properties draw:stroke="none" draw:fill="none" draw:fill-color="#9ce157" draw:auto-grow-height="false" draw:auto-grow-width="false" fo:min-height="1.271cm" fo:min-width="0cm" fo:wrap-option="wrap"/>
    </style:style>
    <style:style style:name="Mpr3" style:family="presentation" style:parent-style-name="제목1-backgroundobjects" style:list-style-name="ML3">
      <style:graphic-properties draw:stroke="none" draw:fill="none" draw:fill-color="#9ce157" draw:auto-grow-height="false" draw:auto-grow-width="false" fo:min-height="1.271cm" fo:min-width="0cm" fo:wrap-option="wrap"/>
    </style:style>
    <style:style style:name="Mpr4" style:family="presentation" style:parent-style-name="제목1-backgroundobjects" style:list-style-name="ML3">
      <style:graphic-properties draw:stroke="none" draw:fill="none" draw:fill-color="#9ce157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0044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000044" draw:fill-gradient-name="Gradient_20_3"/>
      <style:paragraph-properties style:writing-mode="lr-tb" style:font-independent-line-spacing="true"/>
    </style:style>
    <style:style style:name="MP7" style:family="paragraph">
      <loext:graphic-properties draw:fill="gradient" draw:fill-color="#000044" draw:fill-gradient-name="Gradient_20_4"/>
      <style:paragraph-properties style:writing-mode="lr-tb" style:font-independent-line-spacing="true"/>
    </style:style>
    <style:style style:name="MP8" style:family="paragraph">
      <loext:graphic-properties draw:fill="gradient" draw:fill-color="#2663a0" draw:fill-gradient-name="Gradient_20_5"/>
      <style:paragraph-properties style:writing-mode="lr-tb" style:font-independent-line-spacing="true"/>
    </style:style>
    <style:style style:name="MP9" style:family="paragraph">
      <loext:graphic-properties draw:fill="gradient" draw:fill-color="#000066" draw:fill-gradient-name="Gradient_20_6"/>
      <style:paragraph-properties style:writing-mode="lr-tb" style:font-independent-line-spacing="true"/>
    </style:style>
    <style:style style:name="MP10" style:family="paragraph">
      <loext:graphic-properties draw:fill="solid" draw:fill-color="#000044" draw:opacity="50%"/>
      <style:paragraph-properties style:writing-mode="lr-tb" style:font-independent-line-spacing="true"/>
    </style:style>
    <style:style style:name="MP11" style:family="paragraph">
      <loext:graphic-properties draw:fill="gradient" draw:fill-color="#9ce157" draw:fill-gradient-name="Gradient_20_7"/>
      <style:paragraph-properties style:writing-mode="lr-tb" style:font-independent-line-spacing="true"/>
    </style:style>
    <style:style style:name="MP12" style:family="paragraph">
      <loext:graphic-properties draw:fill="none" draw:fill-color="#9ce157"/>
    </style:style>
    <style:style style:name="MP13" style:family="paragraph">
      <loext:graphic-properties draw:fill="solid" draw:fill-color="#000066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P15" style:family="paragraph">
      <style:paragraph-properties fo:margin-left="0cm" fo:margin-right="0cm" fo:line-height="100%" fo:text-indent="0cm"/>
    </style:style>
    <style:style style:name="MP16" style:family="paragraph">
      <loext:graphic-properties draw:fill="none" draw:fill-color="#9ce157"/>
      <style:paragraph-properties fo:margin-left="0cm" fo:margin-right="0cm" fo:line-height="100%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/>
    </style:style>
    <style:style style:name="MP18" style:family="paragraph">
      <loext:graphic-properties draw:fill="none" draw:fill-color="#9ce157"/>
      <style:paragraph-properties fo:margin-left="0cm" fo:margin-right="0cm" fo:line-height="100%" fo:text-align="center" fo:text-indent="0cm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/>
    </style:style>
    <style:style style:name="MP20" style:family="paragraph">
      <loext:graphic-properties draw:fill="none" draw:fill-color="#9ce157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ffffff"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g>
        <draw:custom-shape draw:style-name="Mgr3" draw:text-style-name="MP5" draw:layer="backgroundobjects" svg:width="7.659cm" svg:height="19.106cm" svg:x="7.197cm" svg:y="0.017cm">
          <text:p/>
          <draw:enhanced-geometry svg:viewBox="0 0 1737 4320" draw:type="non-primitive" draw:enhanced-path="M 494 4309  L 1737 4320  L 524 0  L 0 7  L 494 4309  Z N"/>
        </draw:custom-shape>
        <draw:custom-shape draw:style-name="Mgr4" draw:text-style-name="MP5" draw:layer="backgroundobjects" svg:width="7.66cm" svg:height="19.089cm" svg:x="0cm" svg:y="0.008cm">
          <text:p/>
          <draw:enhanced-geometry svg:viewBox="0 0 1737 4320" draw:type="non-primitive" draw:enhanced-path="M 494 4309  L 1737 4320  L 524 0  L 0 7  L 494 4309  Z N"/>
        </draw:custom-shape>
        <draw:custom-shape draw:style-name="Mgr5" draw:text-style-name="MP5" draw:layer="backgroundobjects" svg:width="7.669cm" svg:height="19.093cm" svg:x="16.51cm" svg:y="0.021cm">
          <text:p/>
          <draw:enhanced-geometry svg:viewBox="0 0 1739 4420" draw:type="non-primitive" draw:enhanced-path="M 494 4415  L 1739 4420  L 524 0  L 0 7  L 494 4415  Z N"/>
        </draw:custom-shape>
        <draw:custom-shape draw:style-name="Mgr6" draw:text-style-name="MP6" draw:layer="backgroundobjects" svg:width="9.172cm" svg:height="19.067cm" svg:x="8.467cm" svg:y="0cm">
          <text:p/>
          <draw:enhanced-geometry svg:viewBox="0 0 2080 4338" draw:type="non-primitive" draw:enhanced-path="M 0 7  L 1870 4338  L 2080 4338  L 1033 0  L 0 7  Z N"/>
        </draw:custom-shape>
        <draw:custom-shape draw:style-name="Mgr7" draw:text-style-name="MP7" draw:layer="backgroundobjects" svg:width="15.452cm" svg:height="6.772cm" svg:x="0.516cm" svg:y="0.467cm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8" draw:text-style-name="MP8" draw:layer="backgroundobjects" svg:width="11.218cm" svg:height="4.445cm" draw:transform="rotate (0.786270828023445) translate (3.644cm 8.039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9" draw:text-style-name="MP8" draw:layer="backgroundobjects" svg:width="15.452cm" svg:height="6.772cm" svg:x="0.366cm" svg:y="0.255cm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10" draw:text-style-name="MP8" draw:layer="backgroundobjects" svg:width="15.451cm" svg:height="6.773cm" draw:transform="rotate (0.842470429937663) translate (-4.283cm 11.526cm)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11" draw:text-style-name="MP8" draw:layer="backgroundobjects" svg:width="15.849cm" svg:height="7.65cm" draw:transform="rotate (0.670555498616221) translate (5.208cm 9.817cm)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10" draw:text-style-name="MP8" draw:layer="backgroundobjects" svg:width="15.451cm" svg:height="6.773cm" draw:transform="skewX (-7.11803673985371E-017) rotate (0.60650191506803) translate (7.646cm 8.86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12" draw:text-style-name="MP8" draw:layer="backgroundobjects" svg:width="4.803cm" svg:height="10.075cm" svg:x="18.741cm" svg:y="0.008cm">
          <text:p/>
          <draw:enhanced-geometry svg:viewBox="0 0 1089 2285" draw:type="non-primitive" draw:enhanced-path="M 0 2265  C 438 996 865 377 1030 0  C 1030 0 1059 0 1089 0  C 565 834 181 1853 37 2285  C 37 2285 0 2265 0 2265  Z N"/>
        </draw:custom-shape>
        <draw:custom-shape draw:style-name="Mgr13" draw:text-style-name="MP9" draw:layer="backgroundobjects" svg:width="25.4cm" svg:height="1.904cm" svg:x="0cm" svg:y="17.281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5" draw:layer="backgroundobjects" svg:width="7.659cm" svg:height="1.683cm" svg:x="7.197cm" svg:y="17.484cm">
          <text:p/>
          <draw:enhanced-geometry svg:viewBox="0 0 1737 4320" draw:type="non-primitive" draw:enhanced-path="M 494 4309  L 1737 4320  L 524 0  L 0 7  L 494 4309  Z N"/>
        </draw:custom-shape>
        <draw:custom-shape draw:style-name="Mgr15" draw:text-style-name="MP5" draw:layer="backgroundobjects" svg:width="7.66cm" svg:height="1.679cm" svg:x="0cm" svg:y="17.484cm">
          <text:p/>
          <draw:enhanced-geometry svg:viewBox="0 0 1737 4320" draw:type="non-primitive" draw:enhanced-path="M 494 4309  L 1737 4320  L 524 0  L 0 7  L 494 4309  Z N"/>
        </draw:custom-shape>
        <draw:custom-shape draw:style-name="Mgr16" draw:text-style-name="MP5" draw:layer="backgroundobjects" svg:width="7.669cm" svg:height="1.683cm" svg:x="16.51cm" svg:y="17.484cm">
          <text:p/>
          <draw:enhanced-geometry svg:viewBox="0 0 1739 4420" draw:type="non-primitive" draw:enhanced-path="M 494 4415  L 1739 4420  L 524 0  L 0 7  L 494 4415  Z N"/>
        </draw:custom-shape>
        <draw:custom-shape draw:style-name="Mgr17" draw:text-style-name="MP6" draw:layer="backgroundobjects" svg:width="9.172cm" svg:height="1.679cm" svg:x="8.467cm" svg:y="17.484cm">
          <text:p/>
          <draw:enhanced-geometry svg:viewBox="0 0 2080 4338" draw:type="non-primitive" draw:enhanced-path="M 0 7  L 1870 4338  L 2080 4338  L 1033 0  L 0 7  Z N"/>
        </draw:custom-shape>
        <draw:custom-shape draw:style-name="Mgr18" draw:text-style-name="MP10" draw:layer="backgroundobjects" svg:width="25.4cm" svg:height="1.904cm" svg:x="0cm" svg:y="17.259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8" draw:layer="backgroundobjects" svg:width="4.569cm" svg:height="1.851cm" svg:x="11.39cm" svg:y="17.316cm">
          <text:p/>
          <draw:enhanced-geometry svg:viewBox="0 0 1036 420" draw:type="non-primitive" draw:enhanced-path="M 1027 0  C 508 159 167 347 0 417  C 0 417 12 418 24 420  C 237 321 708 105 1036 16  C 1036 16 1027 0 1027 0  Z N"/>
        </draw:custom-shape>
        <draw:custom-shape draw:style-name="Mgr20" draw:text-style-name="MP8" draw:layer="backgroundobjects" svg:width="4.674cm" svg:height="2.117cm" draw:transform="rotate (-0.786096295098246) translate (7.987cm 15.832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20" draw:text-style-name="MP8" draw:layer="backgroundobjects" svg:width="4.674cm" svg:height="2.117cm" draw:transform="rotate (-0.786096295098246) translate (4.812cm 15.832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21" draw:text-style-name="MP8" draw:layer="backgroundobjects" svg:width="4.559cm" svg:height="2.147cm" draw:transform="rotate (-0.786096295098246) translate (1.563cm 15.738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22" draw:text-style-name="MP8" draw:layer="backgroundobjects" svg:width="15.663cm" svg:height="1.904cm" svg:x="2.538cm" svg:y="17.281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23" draw:text-style-name="MP8" draw:layer="backgroundobjects" svg:width="6.774cm" svg:height="1.904cm" svg:x="1.058cm" svg:y="17.281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24" draw:text-style-name="MP8" draw:layer="backgroundobjects" svg:width="5.874cm" svg:height="1.688cm" svg:x="13.388cm" svg:y="17.493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23" draw:text-style-name="MP8" draw:layer="backgroundobjects" svg:width="6.774cm" svg:height="1.904cm" svg:x="17.568cm" svg:y="17.281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25" draw:text-style-name="MP8" draw:layer="backgroundobjects" svg:width="10.16cm" svg:height="1.904cm" svg:x="15.24cm" svg:y="17.281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26" draw:text-style-name="MP11" draw:layer="backgroundobjects" svg:width="25.4cm" svg:height="0.06cm" svg:x="0cm" svg:y="17.374cm">
          <text:p/>
          <draw:enhanced-geometry svg:viewBox="0 0 21600 21600" draw:type="rectangle" draw:enhanced-path="M 0 0 L 21600 0 21600 21600 0 21600 0 0 Z N"/>
        </draw:custom-shape>
      </draw:g>
      <draw:frame presentation:style-name="기본값-title" draw:layer="backgroundobjects" svg:width="21.59cm" svg:height="3.985cm" svg:x="1.905cm" svg:y="1.289cm" presentation:class="title" presentation:placeholder="true">
        <draw:text-box/>
      </draw:frame>
      <draw:frame presentation:style-name="기본값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12" draw:layer="backgroundobjects" svg:width="5.292cm" svg:height="1.27cm" svg:x="1.98cm" svg:y="17.537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12" draw:layer="backgroundobjects" svg:width="8.044cm" svg:height="1.27cm" svg:x="8.753cm" svg:y="17.537cm" presentation:class="footer">
        <draw:text-box>
          <text:list text:style-name="ML2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12" draw:layer="backgroundobjects" svg:width="5.292cm" svg:height="1.27cm" svg:x="18.278cm" svg:y="17.537cm" presentation:class="page-number">
        <draw:text-box>
          <text:list text:style-name="ML2">
            <text:list-header>
              <text:p><text:span text:style-name="MT1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기본값-title" draw:layer="backgroundobjects" svg:width="0cm" svg:height="0cm" svg:x="0cm" svg:y="1.93cm" presentation:class="page"/>
        <draw:frame presentation:style-name="기본값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1" style:page-layout-name="PM1" draw:style-name="Mdp1">
      <draw:g>
        <draw:custom-shape draw:style-name="Mgr27" draw:text-style-name="MP5" draw:layer="backgroundobjects" svg:width="7.659cm" svg:height="19.107cm" svg:x="7.197cm" svg:y="-0.022cm">
          <text:p/>
          <draw:enhanced-geometry svg:viewBox="0 0 1737 4320" draw:type="non-primitive" draw:enhanced-path="M 494 4309  L 1737 4320  L 524 0  L 0 7  L 494 4309  Z N"/>
        </draw:custom-shape>
        <draw:custom-shape draw:style-name="Mgr28" draw:text-style-name="MP5" draw:layer="backgroundobjects" svg:width="7.66cm" svg:height="19.09cm" svg:x="0cm" svg:y="-0.031cm">
          <text:p/>
          <draw:enhanced-geometry svg:viewBox="0 0 1737 4320" draw:type="non-primitive" draw:enhanced-path="M 494 4309  L 1737 4320  L 524 0  L 0 7  L 494 4309  Z N"/>
        </draw:custom-shape>
        <draw:custom-shape draw:style-name="Mgr29" draw:text-style-name="MP5" draw:layer="backgroundobjects" svg:width="7.669cm" svg:height="19.094cm" svg:x="16.51cm" svg:y="-0.018cm">
          <text:p/>
          <draw:enhanced-geometry svg:viewBox="0 0 1739 4420" draw:type="non-primitive" draw:enhanced-path="M 494 4415  L 1739 4420  L 524 0  L 0 7  L 494 4415  Z N"/>
        </draw:custom-shape>
        <draw:custom-shape draw:style-name="Mgr30" draw:text-style-name="MP6" draw:layer="backgroundobjects" svg:width="9.172cm" svg:height="19.068cm" svg:x="8.467cm" svg:y="-0.04cm">
          <text:p/>
          <draw:enhanced-geometry svg:viewBox="0 0 2080 4338" draw:type="non-primitive" draw:enhanced-path="M 0 7  L 1870 4338  L 2080 4338  L 1033 0  L 0 7  Z N"/>
        </draw:custom-shape>
        <draw:custom-shape draw:style-name="Mgr31" draw:text-style-name="MP7" draw:layer="backgroundobjects" svg:width="15.452cm" svg:height="6.773cm" svg:x="0.516cm" svg:y="0.428cm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32" draw:text-style-name="MP8" draw:layer="backgroundobjects" svg:width="11.219cm" svg:height="4.445cm" draw:transform="skewX (-7.46788817455718E-017) rotate (0.786270828023445) translate (3.646cm 8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33" draw:text-style-name="MP8" draw:layer="backgroundobjects" svg:width="15.452cm" svg:height="6.773cm" svg:x="0.366cm" svg:y="0.216cm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33" draw:text-style-name="MP8" draw:layer="backgroundobjects" svg:width="15.452cm" svg:height="6.773cm" draw:transform="rotate (0.842470429937663) translate (-4.284cm 11.489cm)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34" draw:text-style-name="MP8" draw:layer="backgroundobjects" svg:width="15.849cm" svg:height="7.651cm" draw:transform="skewX (-6.14307601231144E-017) rotate (0.670555498616221) translate (5.208cm 9.778cm)">
          <text:p/>
          <draw:enhanced-geometry svg:viewBox="0 0 4763 1845" draw:type="non-primitive" draw:enhanced-path="M 0 1778  C 2065 797 3942 281 4742 0  L 4763 42  C 3976 350 1830 918 20 1845  C 20 1845 0 1778 0 1778  Z N"/>
        </draw:custom-shape>
        <draw:custom-shape draw:style-name="Mgr35" draw:text-style-name="MP8" draw:layer="backgroundobjects" svg:width="15.451cm" svg:height="6.774cm" draw:transform="skewX (-7.11698610712458E-017) rotate (0.60650191506803) translate (7.645cm 8.821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36" draw:text-style-name="MP8" draw:layer="backgroundobjects" svg:width="4.803cm" svg:height="10.076cm" svg:x="18.741cm" svg:y="-0.031cm">
          <text:p/>
          <draw:enhanced-geometry svg:viewBox="0 0 1089 2285" draw:type="non-primitive" draw:enhanced-path="M 0 2265  C 438 996 865 377 1030 0  C 1030 0 1059 0 1089 0  C 565 834 181 1853 37 2285  C 37 2285 0 2265 0 2265  Z N"/>
        </draw:custom-shape>
        <draw:custom-shape draw:style-name="Mgr37" draw:text-style-name="MP9" draw:layer="backgroundobjects" svg:width="25.4cm" svg:height="1.905cm" svg:x="0cm" svg:y="10.764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5" draw:layer="backgroundobjects" svg:width="7.659cm" svg:height="1.684cm" svg:x="7.197cm" svg:y="10.967cm">
          <text:p/>
          <draw:enhanced-geometry svg:viewBox="0 0 1737 4320" draw:type="non-primitive" draw:enhanced-path="M 494 4309  L 1737 4320  L 524 0  L 0 7  L 494 4309  Z N"/>
        </draw:custom-shape>
        <draw:custom-shape draw:style-name="Mgr39" draw:text-style-name="MP5" draw:layer="backgroundobjects" svg:width="7.66cm" svg:height="1.68cm" svg:x="0cm" svg:y="10.967cm">
          <text:p/>
          <draw:enhanced-geometry svg:viewBox="0 0 1737 4320" draw:type="non-primitive" draw:enhanced-path="M 494 4309  L 1737 4320  L 524 0  L 0 7  L 494 4309  Z N"/>
        </draw:custom-shape>
        <draw:custom-shape draw:style-name="Mgr40" draw:text-style-name="MP5" draw:layer="backgroundobjects" svg:width="7.669cm" svg:height="1.684cm" svg:x="16.51cm" svg:y="10.967cm">
          <text:p/>
          <draw:enhanced-geometry svg:viewBox="0 0 1739 4420" draw:type="non-primitive" draw:enhanced-path="M 494 4415  L 1739 4420  L 524 0  L 0 7  L 494 4415  Z N"/>
        </draw:custom-shape>
        <draw:custom-shape draw:style-name="Mgr41" draw:text-style-name="MP6" draw:layer="backgroundobjects" svg:width="9.172cm" svg:height="1.68cm" svg:x="8.467cm" svg:y="10.967cm">
          <text:p/>
          <draw:enhanced-geometry svg:viewBox="0 0 2080 4338" draw:type="non-primitive" draw:enhanced-path="M 0 7  L 1870 4338  L 2080 4338  L 1033 0  L 0 7  Z N"/>
        </draw:custom-shape>
        <draw:custom-shape draw:style-name="Mgr42" draw:text-style-name="MP10" draw:layer="backgroundobjects" svg:width="25.4cm" svg:height="1.905cm" svg:x="0.031cm" svg:y="10.83cm">
          <text:p/>
          <draw:enhanced-geometry svg:viewBox="0 0 21600 21600" draw:type="rectangle" draw:enhanced-path="M 0 0 L 21600 0 21600 21600 0 21600 0 0 Z N"/>
        </draw:custom-shape>
        <draw:custom-shape draw:style-name="Mgr43" draw:text-style-name="MP8" draw:layer="backgroundobjects" svg:width="4.569cm" svg:height="1.852cm" svg:x="11.39cm" svg:y="10.799cm">
          <text:p/>
          <draw:enhanced-geometry svg:viewBox="0 0 1036 420" draw:type="non-primitive" draw:enhanced-path="M 1027 0  C 508 159 167 347 0 417  C 0 417 12 418 24 420  C 237 321 708 105 1036 16  C 1036 16 1027 0 1027 0  Z N"/>
        </draw:custom-shape>
        <draw:custom-shape draw:style-name="Mgr44" draw:text-style-name="MP8" draw:layer="backgroundobjects" svg:width="4.675cm" svg:height="2.116cm" draw:transform="rotate (-0.786096295098246) translate (7.987cm 9.315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44" draw:text-style-name="MP8" draw:layer="backgroundobjects" svg:width="4.675cm" svg:height="2.116cm" draw:transform="rotate (-0.786096295098246) translate (4.812cm 9.315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45" draw:text-style-name="MP8" draw:layer="backgroundobjects" svg:width="4.56cm" svg:height="2.147cm" draw:transform="rotate (-0.786096295098246) translate (1.56cm 9.221cm)">
          <text:p/>
          <draw:enhanced-geometry svg:viewBox="0 0 4763 1845" draw:mirror-horizontal="true" draw:type="non-primitive" draw:enhanced-path="M 0 1778  C 2065 797 3942 281 4742 0  L 4763 42  C 3976 350 1830 918 20 1845  C 20 1845 0 1778 0 1778  Z N"/>
        </draw:custom-shape>
        <draw:custom-shape draw:style-name="Mgr46" draw:text-style-name="MP8" draw:layer="backgroundobjects" svg:width="15.663cm" svg:height="1.905cm" svg:x="2.538cm" svg:y="10.762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47" draw:text-style-name="MP8" draw:layer="backgroundobjects" svg:width="6.774cm" svg:height="1.905cm" svg:x="1.058cm" svg:y="10.762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48" draw:text-style-name="MP8" draw:layer="backgroundobjects" svg:width="5.874cm" svg:height="1.689cm" svg:x="13.388cm" svg:y="10.974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47" draw:text-style-name="MP8" draw:layer="backgroundobjects" svg:width="6.774cm" svg:height="1.905cm" svg:x="17.568cm" svg:y="10.762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49" draw:text-style-name="MP8" draw:layer="backgroundobjects" svg:width="10.16cm" svg:height="1.905cm" svg:x="15.24cm" svg:y="10.762cm">
          <text:p/>
          <draw:enhanced-geometry svg:viewBox="0 0 4763 1845" draw:mirror-horizontal="true" draw:mirror-vertical="true" draw:type="non-primitive" draw:enhanced-path="M 0 1778  C 2065 797 3942 281 4742 0  L 4763 42  C 3976 350 1830 918 20 1845  C 20 1845 0 1778 0 1778  Z N"/>
        </draw:custom-shape>
        <draw:custom-shape draw:style-name="Mgr26" draw:text-style-name="MP11" draw:layer="backgroundobjects" svg:width="25.4cm" svg:height="0.061cm" svg:x="0cm" svg:y="10.857cm">
          <text:p/>
          <draw:enhanced-geometry svg:viewBox="0 0 21600 21600" draw:type="rectangle" draw:enhanced-path="M 0 0 L 21600 0 21600 21600 0 21600 0 0 Z N"/>
        </draw:custom-shape>
        <draw:custom-shape draw:style-name="Mgr50" draw:text-style-name="MP9" draw:layer="backgroundobjects" svg:width="25.4cm" svg:height="2.54cm" svg:x="0cm" svg:y="12.7cm">
          <text:p/>
          <draw:enhanced-geometry svg:viewBox="0 0 21600 21600" draw:type="rectangle" draw:enhanced-path="M 0 0 L 21600 0 21600 21600 0 21600 0 0 Z N"/>
        </draw:custom-shape>
        <draw:custom-shape draw:style-name="Mgr51" draw:text-style-name="MP13" draw:layer="backgroundobjects" svg:width="25.4cm" svg:height="4.022cm" svg:x="0cm" svg:y="15.028cm">
          <text:p/>
          <draw:enhanced-geometry svg:viewBox="0 0 21600 21600" draw:type="rectangle" draw:enhanced-path="M 0 0 L 21600 0 21600 21600 0 21600 0 0 Z N"/>
        </draw:custom-shape>
        <draw:frame draw:name="BTZBUL1A" draw:style-name="Mgr52" draw:text-style-name="MP14" draw:layer="backgroundobjects" svg:width="0.9cm" svg:height="0.9cm" svg:x="3.466cm" svg:y="7.276cm">
          <draw:image xlink:href="Pictures/100000070000001400000014868C3FEE3073245B.png" xlink:type="simple" xlink:show="embed" xlink:actuate="onLoad">
            <text:p/>
          </draw:image>
        </draw:frame>
      </draw:g>
      <draw:frame presentation:style-name="제목1-title" draw:layer="backgroundobjects" svg:width="20.108cm" svg:height="5.291cm" svg:x="4.657cm" svg:y="5.291cm" presentation:class="title" presentation:placeholder="true">
        <draw:text-box/>
      </draw:frame>
      <draw:frame presentation:style-name="제목1-subtitle" draw:layer="backgroundobjects" svg:width="17.78cm" svg:height="4.665cm" svg:x="4.657cm" svg:y="12.699cm" presentation:class="subtitle" presentation:placeholder="true">
        <draw:text-box/>
      </draw:frame>
      <draw:frame presentation:style-name="Mpr2" draw:text-style-name="MP16" draw:layer="backgroundobjects" svg:width="5.292cm" svg:height="1.27cm" svg:x="1.905cm" svg:y="17.568cm" presentation:class="date-time">
        <draw:text-box>
          <text:list text:style-name="ML3">
            <text:list-header>
              <text:p text:style-name="MP15"><text:span text:style-name="MT2"><presentation:date-time/></text:span></text:p>
            </text:list-header>
          </text:list>
        </draw:text-box>
      </draw:frame>
      <draw:frame presentation:style-name="Mpr3" draw:text-style-name="MP18" draw:layer="backgroundobjects" svg:width="8.044cm" svg:height="1.27cm" svg:x="8.678cm" svg:y="17.568cm" presentation:class="footer">
        <draw:text-box>
          <text:list text:style-name="ML3">
            <text:list-header>
              <text:p text:style-name="MP17"><text:span text:style-name="MT2"><presentation:footer/></text:span></text:p>
            </text:list-header>
          </text:list>
        </draw:text-box>
      </draw:frame>
      <draw:frame presentation:style-name="Mpr4" draw:text-style-name="MP20" draw:layer="backgroundobjects" svg:width="5.292cm" svg:height="1.27cm" svg:x="18.203cm" svg:y="17.568cm" presentation:class="page-number">
        <draw:text-box>
          <text:list text:style-name="ML3">
            <text:list-header>
              <text:p text:style-name="MP19"><text:span text:style-name="MT2"><text:page-number>&lt;숫자&gt;</text:page-number></text:span></text:p>
            </text:list-header>
          </text:list>
        </draw:text-box>
      </draw:frame>
      <draw:frame presentation:style-name="제목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제목1-title" draw:layer="backgroundobjects" svg:width="0cm" svg:height="0cm" svg:x="0cm" svg:y="1.93cm" presentation:class="page"/>
        <draw:frame presentation:style-name="제목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lgorithms For Inverse Reinforcement Learning</dc:title>
    <meta:initial-creator>HOME</meta:initial-creator>
    <meta:creation-date>2001-11-03T06:00:17.496000000</meta:creation-date>
    <dc:date>2017-03-20T15:48:12.648266373</dc:date>
    <meta:editing-cycles>110</meta:editing-cycles>
    <meta:editing-duration>PT8H34M56S</meta:editing-duration>
    <meta:document-statistic meta:object-count="179"/>
    <meta:generator>LibreOffice/5.0.6.2$Linux_X86_64 LibreOffice_project/00$Build-2</meta:generator>
  </office:meta>
</office:document-meta>
</file>